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style:keep-together="true" fo:keep-together="auto"/>
    </style:style>
    <style:style style:name="Taulukko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9cm" style:rel-column-width="4066*"/>
    </style:style>
    <style:style style:name="Table1.B" style:family="table-column">
      <style:table-column-properties style:column-width="3.932cm" style:rel-column-width="17773*"/>
    </style:style>
    <style:style style:name="Table1.C" style:family="table-column">
      <style:table-column-properties style:column-width="1.863cm" style:rel-column-width="8420*"/>
    </style:style>
    <style:style style:name="Table1.D" style:family="table-column">
      <style:table-column-properties style:column-width="2.725cm" style:rel-column-width="12319*"/>
    </style:style>
    <style:style style:name="Table1.E" style:family="table-column">
      <style:table-column-properties style:column-width="2.662cm" style:rel-column-width="12032*"/>
    </style:style>
    <style:style style:name="Table1.F" style:family="table-column">
      <style:table-column-properties style:column-width="2.417cm" style:rel-column-width="10925*"/>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5221*"/>
    </style:style>
    <style:style style:name="Table3.B" style:family="table-column">
      <style:table-column-properties style:column-width="5.556cm" style:rel-column-width="3031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100">
      <style:table-cell-properties fo:padding="0.097cm" fo:border-left="0.002cm solid #000000" fo:border-right="0.002cm solid #000000" fo:border-top="none" fo:border-bottom="0.002cm solid #000000"/>
    </style:style>
    <style:style style:name="Taulukko6" style:family="table">
      <style:table-properties style:width="14.497cm" table:align="margins" style:writing-mode="lr-tb"/>
    </style:style>
    <style:style style:name="Taulukko6.A" style:family="table-column">
      <style:table-column-properties style:column-width="0.794cm" style:rel-column-width="3588*"/>
    </style:style>
    <style:style style:name="Taulukko6.B" style:family="table-column">
      <style:table-column-properties style:column-width="4.022cm" style:rel-column-width="18179*"/>
    </style:style>
    <style:style style:name="Taulukko6.C" style:family="table-column">
      <style:table-column-properties style:column-width="1.773cm" style:rel-column-width="8013*"/>
    </style:style>
    <style:style style:name="Taulukko6.D" style:family="table-column">
      <style:table-column-properties style:column-width="1.695cm" style:rel-column-width="7662*"/>
    </style:style>
    <style:style style:name="Taulukko6.E" style:family="table-column">
      <style:table-column-properties style:column-width="1.215cm" style:rel-column-width="5493*"/>
    </style:style>
    <style:style style:name="Taulukko6.F" style:family="table-column">
      <style:table-column-properties style:column-width="2.926cm" style:rel-column-width="13228*"/>
    </style:style>
    <style:style style:name="Taulukko6.G" style:family="table-column">
      <style:table-column-properties style:column-width="2.073cm" style:rel-column-width="9372*"/>
    </style:style>
    <style:style style:name="Taulukko6.1" style:family="table-row">
      <style:table-row-properties style:min-row-height="1.588cm"/>
    </style:style>
    <style:style style:name="Taulukko6.A1" style:family="table-cell">
      <style:table-cell-properties style:vertical-align="middle" fo:padding="0.097cm" fo:border-left="0.002cm solid #000000" fo:border-right="none" fo:border-top="0.002cm solid #000000" fo:border-bottom="0.002cm solid #000000"/>
    </style:style>
    <style:style style:name="Taulukko6.G1" style:family="table-cell">
      <style:table-cell-properties style:vertical-align="middle" fo:padding="0.097cm" fo:border="0.002cm solid #000000"/>
    </style:style>
    <style:style style:name="Taulukko6.A2" style:family="table-cell">
      <style:table-cell-properties style:vertical-align="middle" fo:padding="0.097cm" fo:border-left="0.002cm solid #000000" fo:border-right="none" fo:border-top="none" fo:border-bottom="0.002cm solid #000000"/>
    </style:style>
    <style:style style:name="Taulukko6.G2" style:family="table-cell">
      <style:table-cell-properties style:vertical-align="middle" fo:padding="0.097cm" fo:border-left="0.002cm solid #000000" fo:border-right="0.002cm solid #000000" fo:border-top="none" fo:border-bottom="0.002cm solid #000000"/>
    </style:style>
    <style:style style:name="Taulukko6.D8" style:family="table-cell" style:data-style-name="N0">
      <style:table-cell-properties style:vertical-align="middle" fo:padding="0.097cm" fo:border-left="0.002cm solid #000000" fo:border-right="none" fo:border-top="none" fo:border-bottom="0.002cm solid #000000"/>
    </style:style>
    <style:style style:name="Taulukko6.E8" style:family="table-cell" style:data-style-name="N11">
      <style:table-cell-properties style:vertical-align="middle" fo:padding="0.097cm" fo:border-left="0.002cm solid #000000" fo:border-right="none" fo:border-top="none" fo:border-bottom="0.002cm solid #000000"/>
    </style:style>
    <style:style style:name="Taulukko7" style:family="table">
      <style:table-properties style:width="14.497cm" table:align="margins" style:writing-mode="lr-tb"/>
    </style:style>
    <style:style style:name="Taulukko7.A" style:family="table-column">
      <style:table-column-properties style:column-width="3.784cm" style:rel-column-width="17103*"/>
    </style:style>
    <style:style style:name="Taulukko7.B" style:family="table-column">
      <style:table-column-properties style:column-width="2.858cm" style:rel-column-width="12917*"/>
    </style:style>
    <style:style style:name="Taulukko7.C" style:family="table-column">
      <style:table-column-properties style:column-width="3.016cm" style:rel-column-width="13634*"/>
    </style:style>
    <style:style style:name="Taulukko7.D" style:family="table-column">
      <style:table-column-properties style:column-width="2.937cm" style:rel-column-width="13276*"/>
    </style:style>
    <style:style style:name="Taulukko7.E" style:family="table-column">
      <style:table-column-properties style:column-width="1.903cm" style:rel-column-width="8605*"/>
    </style:style>
    <style:style style:name="Taulukko7.1" style:family="table-row">
      <style:table-row-properties style:min-row-height="0.4cm"/>
    </style:style>
    <style:style style:name="Taulukko7.A1" style:family="table-cell">
      <style:table-cell-properties fo:padding="0.097cm" fo:border-left="0.002cm solid #000000" fo:border-right="0.002cm solid #000000" fo:border-top="0.002cm solid #000000" fo:border-bottom="none"/>
    </style:style>
    <style:style style:name="Taulukko7.B1" style:family="table-cell">
      <style:table-cell-properties fo:padding="0.097cm" fo:border-left="0.002cm solid #000000" fo:border-right="none" fo:border-top="0.002cm solid #000000" fo:border-bottom="0.002cm solid #000000"/>
    </style:style>
    <style:style style:name="Taulukko7.E1" style:family="table-cell">
      <style:table-cell-properties fo:padding="0.097cm" fo:border="0.002cm solid #000000"/>
    </style:style>
    <style:style style:name="Taulukko7.A2" style:family="table-cell">
      <style:table-cell-properties fo:padding="0.097cm" fo:border-left="0.002cm solid #000000" fo:border-right="0.002cm solid #000000" fo:border-top="none" fo:border-bottom="0.002cm solid #000000"/>
    </style:style>
    <style:style style:name="Taulukko7.3" style:family="table-row">
      <style:table-row-properties style:min-row-height="0.803cm"/>
    </style:style>
    <style:style style:name="Taulukko7.B3" style:family="table-cell">
      <style:table-cell-properties fo:padding="0.097cm" fo:border-left="0.002cm solid #000000" fo:border-right="none" fo:border-top="none" fo:border-bottom="0.002cm solid #000000"/>
    </style:style>
    <style:style style:name="Taulukko3" style:family="table">
      <style:table-properties style:width="14.497cm" table:align="margins" style:writing-mode="lr-tb"/>
    </style:style>
    <style:style style:name="Taulukko3.A" style:family="table-column">
      <style:table-column-properties style:column-width="0.688cm" style:rel-column-width="3109*"/>
    </style:style>
    <style:style style:name="Taulukko3.B" style:family="table-column">
      <style:table-column-properties style:column-width="2.649cm" style:rel-column-width="11976*"/>
    </style:style>
    <style:style style:name="Taulukko3.C" style:family="table-column">
      <style:table-column-properties style:column-width="0.739cm" style:rel-column-width="3340*"/>
    </style:style>
    <style:style style:name="Taulukko3.D" style:family="table-column">
      <style:table-column-properties style:column-width="0.737cm" style:rel-column-width="3332*"/>
    </style:style>
    <style:style style:name="Taulukko3.P" style:family="table-column">
      <style:table-column-properties style:column-width="1.566cm" style:rel-column-width="7078*"/>
    </style:style>
    <style:style style:name="Taulukko3.A1" style:family="table-cell">
      <style:table-cell-properties style:vertical-align="middle" fo:padding="0.097cm" fo:border-left="0.002cm solid #000000" fo:border-right="none" fo:border-top="0.002cm solid #000000" fo:border-bottom="0.002cm solid #000000"/>
    </style:style>
    <style:style style:name="Taulukko3.P1" style:family="table-cell">
      <style:table-cell-properties style:vertical-align="middle" fo:padding="0.097cm" fo:border="0.002cm solid #000000"/>
    </style:style>
    <style:style style:name="Taulukko3.2" style:family="table-row">
      <style:table-row-properties style:min-row-height="1.034cm"/>
    </style:style>
    <style:style style:name="Taulukko3.C2" style:family="table-cell" style:data-style-name="N0">
      <style:table-cell-properties style:vertical-align="middle" fo:padding="0.097cm" fo:border-left="0.002cm solid #000000" fo:border-right="none" fo:border-top="none" fo:border-bottom="0.002cm solid #000000"/>
    </style:style>
    <style:style style:name="Taulukko3.3" style:family="table-row">
      <style:table-row-properties style:min-row-height="0.697cm"/>
    </style:style>
    <style:style style:name="Taulukko3.A3" style:family="table-cell">
      <style:table-cell-properties style:vertical-align="middle" fo:padding="0.097cm" fo:border-left="0.002cm solid #000000" fo:border-right="none" fo:border-top="none" fo:border-bottom="0.002cm solid #000000"/>
    </style:style>
    <style:style style:name="Taulukko3.P3" style:family="table-cell">
      <style:table-cell-properties style:vertical-align="middle" fo:padding="0.097cm" fo:border-left="0.002cm solid #000000" fo:border-right="0.002cm solid #000000" fo:border-top="none" fo:border-bottom="0.002cm solid #000000"/>
    </style:style>
    <style:style style:name="Taulukko5" style:family="table">
      <style:table-properties style:width="14.497cm" table:align="margins" style:writing-mode="lr-tb"/>
    </style:style>
    <style:style style:name="Taulukko5.A" style:family="table-column">
      <style:table-column-properties style:column-width="0.688cm" style:rel-column-width="3109*"/>
    </style:style>
    <style:style style:name="Taulukko5.B" style:family="table-column">
      <style:table-column-properties style:column-width="2.648cm" style:rel-column-width="11968*"/>
    </style:style>
    <style:style style:name="Taulukko5.C" style:family="table-column">
      <style:table-column-properties style:column-width="0.564cm" style:rel-column-width="2551*"/>
    </style:style>
    <style:style style:name="Taulukko5.G" style:family="table-column">
      <style:table-column-properties style:column-width="0.566cm" style:rel-column-width="2559*"/>
    </style:style>
    <style:style style:name="Taulukko5.T" style:family="table-column">
      <style:table-column-properties style:column-width="1.563cm" style:rel-column-width="7067*"/>
    </style:style>
    <style:style style:name="Taulukko5.A1" style:family="table-cell">
      <style:table-cell-properties style:vertical-align="middle" fo:padding="0.097cm" fo:border-left="0.002cm solid #000000" fo:border-right="none" fo:border-top="0.002cm solid #000000" fo:border-bottom="0.002cm solid #000000"/>
    </style:style>
    <style:style style:name="Taulukko5.T1" style:family="table-cell">
      <style:table-cell-properties style:vertical-align="middle" fo:padding="0.097cm" fo:border="0.002cm solid #000000"/>
    </style:style>
    <style:style style:name="Taulukko5.2" style:family="table-row">
      <style:table-row-properties style:min-row-height="1.034cm"/>
    </style:style>
    <style:style style:name="Taulukko5.C2" style:family="table-cell" style:data-style-name="N0">
      <style:table-cell-properties style:vertical-align="middle" fo:padding="0.097cm" fo:border-left="0.002cm solid #000000" fo:border-right="none" fo:border-top="none" fo:border-bottom="0.002cm solid #000000"/>
    </style:style>
    <style:style style:name="Taulukko5.3" style:family="table-row">
      <style:table-row-properties style:min-row-height="0.697cm"/>
    </style:style>
    <style:style style:name="Taulukko5.A3" style:family="table-cell">
      <style:table-cell-properties style:vertical-align="middle" fo:padding="0.097cm" fo:border-left="0.002cm solid #000000" fo:border-right="none" fo:border-top="none" fo:border-bottom="0.002cm solid #000000"/>
    </style:style>
    <style:style style:name="Taulukko5.T3" style:family="table-cell">
      <style:table-cell-properties style:vertical-align="middle" fo:padding="0.097cm" fo:border-left="0.002cm solid #000000" fo:border-right="0.002cm solid #000000" fo:border-top="none" fo:border-bottom="0.002cm solid #000000"/>
    </style:style>
    <style:style style:name="Taulukko4" style:family="table">
      <style:table-properties style:width="14.497cm" table:align="margins" style:writing-mode="lr-tb"/>
    </style:style>
    <style:style style:name="Taulukko4.A" style:family="table-column">
      <style:table-column-properties style:column-width="0.873cm" style:rel-column-width="3946*"/>
    </style:style>
    <style:style style:name="Taulukko4.B" style:family="table-column">
      <style:table-column-properties style:column-width="6.375cm" style:rel-column-width="28816*"/>
    </style:style>
    <style:style style:name="Taulukko4.C" style:family="table-column">
      <style:table-column-properties style:column-width="3.625cm" style:rel-column-width="16385*"/>
    </style:style>
    <style:style style:name="Taulukko4.D" style:family="table-column">
      <style:table-column-properties style:column-width="3.625cm" style:rel-column-width="16388*"/>
    </style:style>
    <style:style style:name="Taulukko4.A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D2" style:family="table-cell">
      <style:table-cell-properties fo:padding="0.097cm" fo:border-left="0.002cm solid #000000" fo:border-right="0.002cm solid #000000" fo:border-top="none" fo:border-bottom="0.002cm solid #000000"/>
    </style:style>
    <style:style style:name="Taulukko8" style:family="table">
      <style:table-properties style:width="7.276cm" fo:margin-left="2.51cm" fo:margin-right="4.711cm" table:align="margins" style:writing-mode="lr-tb"/>
    </style:style>
    <style:style style:name="Taulukko8.A" style:family="table-column">
      <style:table-column-properties style:column-width="2.593cm" style:rel-column-width="23354*"/>
    </style:style>
    <style:style style:name="Taulukko8.B" style:family="table-column">
      <style:table-column-properties style:column-width="2.461cm" style:rel-column-width="22162*"/>
    </style:style>
    <style:style style:name="Taulukko8.C" style:family="table-column">
      <style:table-column-properties style:column-width="2.223cm" style:rel-column-width="20019*"/>
    </style:style>
    <style:style style:name="Taulukko8.A1" style:family="table-cell">
      <style:table-cell-properties fo:padding="0.097cm" fo:border-left="0.002cm solid #000000" fo:border-right="none" fo:border-top="0.002cm solid #000000" fo:border-bottom="0.002cm solid #000000"/>
    </style:style>
    <style:style style:name="Taulukko8.C1" style:family="table-cell">
      <style:table-cell-properties fo:padding="0.097cm" fo:border="0.002cm solid #000000"/>
    </style:style>
    <style:style style:name="Taulukko8.A2" style:family="table-cell">
      <style:table-cell-properties fo:padding="0.097cm" fo:border-left="0.002cm solid #000000" fo:border-right="none" fo:border-top="none" fo:border-bottom="0.002cm solid #000000"/>
    </style:style>
    <style:style style:name="Taulukko8.C2" style:family="table-cell">
      <style:table-cell-properties fo:padding="0.097cm" fo:border-left="0.002cm solid #000000" fo:border-right="0.002cm solid #000000" fo:border-top="none" fo:border-bottom="0.002cm solid #000000"/>
    </style:style>
    <style:style style:name="Taulukko9" style:family="table">
      <style:table-properties style:width="7.276cm" fo:margin-left="2.51cm" fo:margin-right="4.711cm" table:align="margins" style:writing-mode="lr-tb"/>
    </style:style>
    <style:style style:name="Taulukko9.A" style:family="table-column">
      <style:table-column-properties style:column-width="0.926cm" style:rel-column-width="8340*"/>
    </style:style>
    <style:style style:name="Taulukko9.B" style:family="table-column">
      <style:table-column-properties style:column-width="4.128cm" style:rel-column-width="37176*"/>
    </style:style>
    <style:style style:name="Taulukko9.C" style:family="table-column">
      <style:table-column-properties style:column-width="2.223cm" style:rel-column-width="20019*"/>
    </style:style>
    <style:style style:name="Taulukko9.A1" style:family="table-cell">
      <style:table-cell-properties fo:padding="0.097cm" fo:border-left="0.002cm solid #000000" fo:border-right="none" fo:border-top="0.002cm solid #000000" fo:border-bottom="0.002cm solid #000000"/>
    </style:style>
    <style:style style:name="Taulukko9.C1" style:family="table-cell">
      <style:table-cell-properties fo:padding="0.097cm" fo:border="0.002cm solid #000000"/>
    </style:style>
    <style:style style:name="Taulukko9.A2" style:family="table-cell">
      <style:table-cell-properties fo:padding="0.097cm" fo:border-left="0.002cm solid #000000" fo:border-right="none" fo:border-top="none" fo:border-bottom="0.002cm solid #000000"/>
    </style:style>
    <style:style style:name="Taulukko9.C2" style:family="table-cell">
      <style:table-cell-properties fo:padding="0.097cm" fo:border-left="0.002cm solid #000000" fo:border-right="0.002cm solid #000000" fo:border-top="none" fo:border-bottom="0.002cm solid #000000"/>
    </style:style>
    <style:style style:name="Table2" style:family="table">
      <style:table-properties style:width="14.497cm" table:align="margins" style:may-break-between-rows="false"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cm" fo:margin-right="0cm" fo:text-indent="0cm" style:auto-text-indent="false"/>
      <style:text-properties fo:font-size="6pt" fo:font-weight="bold" style:font-size-asian="6pt" style:font-weight-asian="bold" style:font-size-complex="6pt" style:font-weight-complex="bold"/>
    </style:style>
    <style:style style:name="P9"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10" style:family="paragraph" style:parent-style-name="Sisennetty_20_teksti">
      <style:paragraph-properties fo:margin-left="0cm" fo:margin-right="0cm" fo:text-indent="0cm" style:auto-text-indent="false"/>
    </style:style>
    <style:style style:name="P11"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12" style:family="paragraph" style:parent-style-name="Text_20_body">
      <style:paragraph-properties fo:margin-left="0cm" fo:margin-right="0cm" fo:margin-top="0cm" fo:margin-bottom="0cm" fo:text-indent="0cm" style:auto-text-indent="false" style:snap-to-layout-grid="false"/>
    </style:style>
    <style:style style:name="P13" style:family="paragraph" style:parent-style-name="Text_20_body">
      <style:paragraph-properties fo:margin-left="-0.076cm" fo:margin-right="0cm" fo:text-indent="0cm" style:auto-text-indent="false" style:snap-to-layout-grid="false"/>
      <style:text-properties fo:language="fi" fo:country="FI"/>
    </style:style>
    <style:style style:name="P14" style:family="paragraph" style:parent-style-name="Table_20_Contents">
      <style:text-properties fo:font-size="10pt" style:font-size-asian="10pt" style:font-size-complex="10pt"/>
    </style:style>
    <style:style style:name="P15" style:family="paragraph" style:parent-style-name="Table_20_Contents">
      <style:paragraph-properties fo:text-align="start" style:justify-single-word="false"/>
      <style:text-properties fo:font-size="10pt" style:font-size-asian="10pt" style:font-size-complex="10pt"/>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Table_20_Contents">
      <style:text-properties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0"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fo:font-size="10pt" fo:font-weight="normal" style:font-size-asian="10pt" style:font-weight-asian="normal" style:font-size-complex="10pt" style:font-weight-complex="normal"/>
    </style:style>
    <style:style style:name="P22"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start"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8" style:family="paragraph" style:parent-style-name="Table">
      <style:paragraph-properties fo:keep-with-next="always"/>
    </style:style>
    <style:style style:name="P29"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30"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31"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32" style:family="paragraph" style:parent-style-name="Heading_20_1">
      <style:paragraph-properties fo:break-before="page"/>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5"/>
    <style:style style:name="P36" style:family="paragraph" style:parent-style-name="Text_20_body" style:list-style-name="L1">
      <style:paragraph-properties fo:margin-left="2.963cm" fo:margin-right="0cm" fo:text-indent="-0.635cm" style:auto-text-indent="false">
        <style:tab-stops/>
      </style:paragraph-properties>
    </style:style>
    <style:style style:name="P37" style:family="paragraph" style:parent-style-name="Table_20_Contents" style:list-style-name="L4">
      <style:paragraph-properties fo:text-align="start" style:justify-single-word="false"/>
    </style:style>
    <style:style style:name="P38" style:family="paragraph" style:parent-style-name="Otsikko_20__28_numeroimaton_29_" style:master-page-name="First_20_Page">
      <style:paragraph-properties style:page-number="auto"/>
      <style:text-properties fo:language="fi" fo:country="FI"/>
    </style:style>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language-complex="ar" style:country-complex="SA"/>
    </style:style>
    <style:style style:name="T4"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0278066" text:style-name="WW8StyleNum">
        <text:list-header>
          <text:p text:style-name="P38"/>
        </text:list-header>
      </text:list>
      <text:p text:style-name="P2"/>
      <text:p text:style-name="P2"/>
      <text:p text:style-name="P2"/>
      <text:p text:style-name="P2"/>
      <text:p text:style-name="P2"/>
      <text:p text:style-name="P2"/>
      <text:list xml:id="list30304510"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7</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1">TUT</text:p>
          </table:table-cell>
          <table:table-cell table:style-name="Taulukko1.A1" office:value-type="string">
            <text:p text:style-name="P11">Department of Computer Systems</text:p>
          </table:table-cell>
          <table:table-cell table:style-name="Taulukko1.C1" office:value-type="string">
            <text:p text:style-name="P11">TKT-2527 Project Work</text:p>
          </table:table-cell>
        </table:table-row>
        <table:table-row>
          <table:table-cell table:style-name="Taulukko1.A2" table:number-columns-spanned="3" office:value-type="string">
            <text:p text:style-name="P11">Author: Joni-Matti Määttä</text:p>
          </table:table-cell>
          <table:covered-table-cell/>
          <table:covered-table-cell/>
        </table:table-row>
        <table:table-row>
          <table:table-cell table:style-name="Taulukko1.A3" table:number-columns-spanned="3" office:value-type="string">
            <text:p text:style-name="P11">Joni-Matti Määttä, joni-matti.maatta@tut.fi</text:p>
          </table:table-cell>
          <table:covered-table-cell/>
          <table:covered-table-cell/>
        </table:table-row>
        <table:table-row>
          <table:table-cell table:style-name="Taulukko1.A4" table:number-columns-spanned="3" office:value-type="string">
            <text:p text:style-name="P11">Mikko Honkonen, mikko.honkonen@tut.fi</text:p>
          </table:table-cell>
          <table:covered-table-cell/>
          <table:covered-table-cell/>
        </table:table-row>
        <table:table-row>
          <table:table-cell table:style-name="Taulukko1.A4" table:number-columns-spanned="3" office:value-type="string">
            <text:p text:style-name="P11">Tommi Korhonen, tommi.korhonen@tut.fi</text:p>
          </table:table-cell>
          <table:covered-table-cell/>
          <table:covered-table-cell/>
        </table:table-row>
        <table:table-row>
          <table:table-cell table:style-name="Taulukko1.A6" table:number-columns-spanned="3" office:value-type="string">
            <text:p text:style-name="P11"/>
          </table:table-cell>
          <table:covered-table-cell/>
          <table:covered-table-cell/>
        </table:table-row>
        <table:table-row>
          <table:table-cell table:style-name="Taulukko1.A7" table:number-columns-spanned="2" office:value-type="string">
            <text:p text:style-name="P11">Document State: Work-in-progress</text:p>
          </table:table-cell>
          <table:covered-table-cell/>
          <table:table-cell table:style-name="Taulukko1.A2" office:value-type="string">
            <text:p text:style-name="P12"><text:span text:style-name="T1">Modified: </text:span><text:span text:style-name="T1"><text:modification-date style:data-style-name="N84">2012-11-09</text:modification-date></text:span></text:p>
          </table:table-cell>
        </table:table-row>
      </table:table>
      <text:list xml:id="list30298340"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row table:style-name="Taulukko2.1">
          <table:table-cell table:style-name="Taulukko2.A1" office:value-type="string">
            <text:p text:style-name="P13">Version</text:p>
          </table:table-cell>
          <table:table-cell table:style-name="Taulukko2.A1" office:value-type="string">
            <text:p text:style-name="P6">Date</text:p>
          </table:table-cell>
          <table:table-cell table:style-name="Taulukko2.A1" office:value-type="string">
            <text:p text:style-name="P6">Author(s)</text:p>
          </table:table-cell>
          <table:table-cell table:style-name="Taulukko2.A1" office:value-type="string">
            <text:p text:style-name="P6">Summary of Changes</text:p>
          </table:table-cell>
        </table:table-row>
        <table:table-row table:style-name="Taulukko2.1">
          <table:table-cell table:style-name="Taulukko2.A2" office:value-type="string">
            <text:p text:style-name="P13">0.1</text:p>
          </table:table-cell>
          <table:table-cell table:style-name="Taulukko2.B2" office:value-type="date" office:date-value="2012-10-14">
            <text:p text:style-name="P6">2012-10-14</text:p>
          </table:table-cell>
          <table:table-cell table:style-name="Taulukko2.A2" office:value-type="string">
            <text:p text:style-name="P6">J.-M. Määttä</text:p>
          </table:table-cell>
          <table:table-cell table:style-name="Taulukko2.A2" office:value-type="string">
            <text:p text:style-name="P7">Modified the document base and headers.</text:p>
          </table:table-cell>
        </table:table-row>
        <table:table-row table:style-name="Taulukko2.1">
          <table:table-cell table:style-name="Taulukko2.A2" office:value-type="string">
            <text:p text:style-name="P13">0.2</text:p>
          </table:table-cell>
          <table:table-cell table:style-name="Taulukko2.B2" office:value-type="date" office:date-value="2012-10-16">
            <text:p text:style-name="P6">2012-10-16</text:p>
          </table:table-cell>
          <table:table-cell table:style-name="Taulukko2.A2" office:value-type="string">
            <text:p text:style-name="P7">J.-M. Määttä, M. Honkonen, T. Korhonen</text:p>
          </table:table-cell>
          <table:table-cell table:style-name="Taulukko2.A2" office:value-type="string">
            <text:p text:style-name="P6">Added some content to all chapters.</text:p>
          </table:table-cell>
        </table:table-row>
        <table:table-row table:style-name="Taulukko2.1">
          <table:table-cell table:style-name="Taulukko2.A2" office:value-type="string">
            <text:p text:style-name="P13">0.3</text:p>
          </table:table-cell>
          <table:table-cell table:style-name="Taulukko2.B2" office:value-type="date" office:date-value="2012-10-23">
            <text:p text:style-name="P6">2012-10-23</text:p>
          </table:table-cell>
          <table:table-cell table:style-name="Taulukko2.A2" office:value-type="string">
            <text:p text:style-name="P6">M. Honkonen</text:p>
          </table:table-cell>
          <table:table-cell table:style-name="Taulukko2.A2" office:value-type="string">
            <text:p text:style-name="P6">Introduction and project objectives just about done.</text:p>
          </table:table-cell>
        </table:table-row>
        <table:table-row table:style-name="Taulukko2.1">
          <table:table-cell table:style-name="Taulukko2.A2" office:value-type="string">
            <text:p text:style-name="P13">0.4</text:p>
          </table:table-cell>
          <table:table-cell table:style-name="Taulukko2.B2" office:value-type="date" office:date-value="2012-10-23">
            <text:p text:style-name="P6">2012-10-23</text:p>
          </table:table-cell>
          <table:table-cell table:style-name="Taulukko2.A2" office:value-type="string">
            <text:p text:style-name="P6">J.-M. Määttä</text:p>
          </table:table-cell>
          <table:table-cell table:style-name="Taulukko2.A2" office:value-type="string">
            <text:p text:style-name="P6">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3">0.45</text:p>
          </table:table-cell>
          <table:table-cell table:style-name="Taulukko2.B2" office:value-type="date" office:date-value="2012-10-24">
            <text:p text:style-name="P6">2012-10-24</text:p>
          </table:table-cell>
          <table:table-cell table:style-name="Taulukko2.A2" office:value-type="string">
            <text:p text:style-name="P6">T. Korhonen</text:p>
          </table:table-cell>
          <table:table-cell table:style-name="Taulukko2.A2" office:value-type="string">
            <text:p text:style-name="P6">Added tables and some content to implementation and budget.</text:p>
          </table:table-cell>
        </table:table-row>
        <table:table-row table:style-name="Taulukko2.1">
          <table:table-cell table:style-name="Taulukko2.A2" office:value-type="string">
            <text:p text:style-name="P13">0.5</text:p>
          </table:table-cell>
          <table:table-cell table:style-name="Taulukko2.B2" office:value-type="date" office:date-value="2012-10-24">
            <text:p text:style-name="P6">2012-10-24</text:p>
          </table:table-cell>
          <table:table-cell table:style-name="Taulukko2.A2" office:value-type="string">
            <text:p text:style-name="P7">J.-M. Määttä, M. Honkonen, T. Korhonen</text:p>
          </table:table-cell>
          <table:table-cell table:style-name="Taulukko2.A2" office:value-type="string">
            <text:p text:style-name="P6">Additional improvements to all chapters.</text:p>
          </table:table-cell>
        </table:table-row>
        <table:table-row table:style-name="Taulukko2.1">
          <table:table-cell table:style-name="Taulukko2.A2" office:value-type="string">
            <text:p text:style-name="P13">0.6</text:p>
          </table:table-cell>
          <table:table-cell table:style-name="Taulukko2.A2" office:value-type="string">
            <text:p text:style-name="P6">2012-11-01</text:p>
          </table:table-cell>
          <table:table-cell table:style-name="Taulukko2.A2" office:value-type="string">
            <text:p text:style-name="P6">M. Honkonen</text:p>
          </table:table-cell>
          <table:table-cell table:style-name="Taulukko2.A2" office:value-type="string">
            <text:p text:style-name="P6">Task descriptions in chapter 6.</text:p>
          </table:table-cell>
        </table:table-row>
        <table:table-row table:style-name="Taulukko2.1">
          <table:table-cell table:style-name="Taulukko2.A2" office:value-type="string">
            <text:p text:style-name="P13">0.7</text:p>
          </table:table-cell>
          <table:table-cell table:style-name="Taulukko2.B2" office:value-type="date" office:date-value="2012-11-08">
            <text:p text:style-name="P6">2012-11-08</text:p>
          </table:table-cell>
          <table:table-cell table:style-name="Taulukko2.A2" office:value-type="string">
            <text:p text:style-name="P7">J.-M. Määttä, M. Honkonen, T. Korhonen</text:p>
          </table:table-cell>
          <table:table-cell table:style-name="Taulukko2.A2" office:value-type="string">
            <text:p text:style-name="P6">General perfections and clean up for all chapters.</text:p>
          </table:table-cell>
        </table:table-row>
        <table:table-row table:style-name="Taulukko2.1">
          <table:table-cell table:style-name="Taulukko2.A2" office:value-type="string">
            <text:p text:style-name="P13"/>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
      <text:list xml:id="list30297245" text:continue-numbering="true" text:style-name="WW8StyleNum">
        <text:list-header>
          <text:p text:style-name="Otsikko_20__28_numeroimaton_29_">Executive Summary</text:p>
        </text:list-header>
      </text:list>
      <text:p text:style-name="Text_20_body"/>
      <text:p text:style-name="Text_20_body">TODO Joni-Matti: Write executive summary here.</text:p>
      <text:list xml:id="list30283949"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30">1. <text:s text:c="2"/>Introduction<text:tab/>6</text:p>
          <text:p text:style-name="P29">1.1 <text:s text:c="2"/>Target and Scope of the Document<text:tab/>6</text:p>
          <text:p text:style-name="P29">1.2 <text:s text:c="2"/>Structure of the Document<text:tab/>6</text:p>
          <text:p text:style-name="P30">2. <text:s text:c="2"/>Project Background Description<text:tab/>8</text:p>
          <text:p text:style-name="P29">2.1 <text:s text:c="2"/>Purpose of the Project<text:tab/>8</text:p>
          <text:p text:style-name="P29">2.2 <text:s text:c="2"/>Technological Background<text:tab/>8</text:p>
          <text:p text:style-name="P30">3. <text:s text:c="2"/>Project Organization<text:tab/>9</text:p>
          <text:p text:style-name="P29">3.1 <text:s text:c="2"/>Project Members<text:tab/>9</text:p>
          <text:p text:style-name="P29">3.2 <text:s text:c="2"/>Client<text:tab/>9</text:p>
          <text:p text:style-name="P29">3.3 <text:s text:c="2"/>Other Interest Groups<text:tab/>9</text:p>
          <text:p text:style-name="P30">4. <text:s text:c="2"/>Project Objectives<text:tab/>10</text:p>
          <text:p text:style-name="P29">4.1 <text:s text:c="2"/>Definition of Objectives<text:tab/>10</text:p>
          <text:p text:style-name="P31">4.1.1 <text:s text:c="2"/>The Objectives of Different Interest Groups<text:tab/>10</text:p>
          <text:p text:style-name="P31">4.1.2 <text:s text:c="2"/>Technical Objectives<text:tab/>10</text:p>
          <text:p text:style-name="P29">4.2 <text:s text:c="2"/>Deliverables<text:tab/>10</text:p>
          <text:p text:style-name="P31">4.2.1 <text:s text:c="2"/>Reports and Documentation<text:tab/>11</text:p>
          <text:p text:style-name="P31">4.2.2 <text:s text:c="2"/>Qt Implementation of the Tool (C1)<text:tab/>12</text:p>
          <text:p text:style-name="P31">4.2.3 <text:s text:c="2"/>Presentations<text:tab/>12</text:p>
          <text:p text:style-name="P30">5. <text:s text:c="2"/>Project Resources<text:tab/>13</text:p>
          <text:p text:style-name="P29">5.1 <text:s text:c="2"/>Tools and Environment<text:tab/>13</text:p>
          <text:p text:style-name="P30">6. <text:s text:c="2"/>Implementation<text:tab/>14</text:p>
          <text:p text:style-name="P29">6.1 <text:s text:c="2"/>Task Definitions<text:tab/>14</text:p>
          <text:p text:style-name="P31">6.1.1 <text:s text:c="2"/>Functional specification<text:tab/>14</text:p>
          <text:p text:style-name="P31">6.1.2 <text:s text:c="2"/>Technical specification<text:tab/>14</text:p>
          <text:p text:style-name="P31">6.1.3 <text:s text:c="2"/>Dependency analysis algorithm interface<text:tab/>14</text:p>
          <text:p text:style-name="P31">6.1.4 <text:s text:c="2"/>Folder and file scanning<text:tab/>15</text:p>
          <text:p text:style-name="P31">6.1.5 <text:s text:c="2"/>C/C++ dependency analysis algorithm<text:tab/>15</text:p>
          <text:p text:style-name="P31">6.1.6 <text:s text:c="2"/>VHDL dependency analysis algorithm<text:tab/>15</text:p>
          <text:p text:style-name="P31">6.1.7 <text:s text:c="2"/>Dependency graph visualization<text:tab/>15</text:p>
          <text:p text:style-name="P31">6.1.8 <text:s text:c="2"/>Basic table-style widget<text:tab/>15</text:p>
          <text:p text:style-name="P31">6.1.9 <text:s text:c="2"/>Manual dependencies<text:tab/>15</text:p>
          <text:p text:style-name="P31">6.1.10 <text:s text:c="2"/>Locking dependencies<text:tab/>15</text:p>
          <text:p text:style-name="P31"><text:soft-page-break/>6.1.11 <text:s text:c="2"/>Saving graph data in XML<text:tab/>15</text:p>
          <text:p text:style-name="P31">6.1.12 <text:s text:c="2"/>Reporting (status docs, final report, presentations, meetings)<text:tab/>15</text:p>
          <text:p text:style-name="P29">6.2 <text:s text:c="2"/>Resource Allocations to Tasks<text:tab/>16</text:p>
          <text:p text:style-name="P29">6.3 <text:s text:c="2"/>Schedule for Each Task<text:tab/>16</text:p>
          <text:p text:style-name="P30">7. <text:s text:c="2"/>Budget<text:tab/>19</text:p>
          <text:p text:style-name="P29">7.1 <text:s text:c="2"/>Cost Allocation<text:tab/>19</text:p>
          <text:p text:style-name="P29">7.2 <text:s text:c="2"/>Funding<text:tab/>19</text:p>
          <text:p text:style-name="P30">8. <text:s text:c="2"/>Project Management<text:tab/>20</text:p>
          <text:p text:style-name="P29">8.1 <text:s text:c="2"/>Project Management Overview<text:tab/>20</text:p>
          <text:p text:style-name="P29">8.2 <text:s text:c="2"/>Project Group Meeting Plan<text:tab/>20</text:p>
          <text:p text:style-name="P29">8.3 <text:s text:c="2"/>Meeting Plan with the Client<text:tab/>20</text:p>
          <text:p text:style-name="P29">8.4 <text:s text:c="2"/>Meeting Plan with the Project Staff<text:tab/>20</text:p>
          <text:p text:style-name="P29">8.5 <text:s text:c="2"/>Risks Analysis<text:tab/>20</text:p>
          <text:p text:style-name="P29">8.6 <text:s text:c="2"/>Acceptance of Results<text:tab/>21</text:p>
          <text:p text:style-name="P31">8.6.1 <text:s text:c="2"/>When Will the Project End<text:tab/>21</text:p>
          <text:p text:style-name="P31">8.6.2 <text:s text:c="2"/>Who Will Accept the Results<text:tab/>22</text:p>
          <text:p text:style-name="P31">8.6.3 <text:s text:c="2"/>Acceptance of Changes in Project Objectives<text:tab/>22</text:p>
          <text:p text:style-name="P31">8.6.4 <text:s text:c="2"/>Acceptance of Changes in the Project Group<text:tab/>22</text:p>
          <text:p text:style-name="P31">8.6.5 <text:s text:c="2"/>Expected Credit Units<text:tab/>22</text:p>
          <text:p text:style-name="P30">9. <text:s text:c="2"/>References<text:tab/>23</text:p>
          <text:p text:style-name="P30">10. <text:s text:c="2"/>Appendices<text:tab/>24</text:p>
          <text:p text:style-name="P29">10.1 <text:s text:c="2"/>Minutes of the Meetings with the Client<text:tab/>24</text:p>
          <text:p text:style-name="P29">10.2 <text:s text:c="2"/>Minutes of the Internal Meetings of the Project Group<text:tab/>24</text:p>
          <text:p text:style-name="P29">10.3 <text:s text:c="2"/>Functional and Technical Specifications, if Relevant<text:tab/>24</text:p>
          <text:p text:style-name="P29">10.4 <text:s text:c="2"/>Other<text:tab/>24</text:p>
        </text:index-body>
      </text:table-of-content>
      <text:p text:style-name="P3"/>
      <text:p text:style-name="P2"/>
      <text:p text:style-name="Text_20_body"><text:tab/></text:p>
      <text:h text:style-name="P32" text:outline-level="1" text:restart-numbering="true" text:start-value="1"><text:s/><text:tab/>Introduction</text:h>
      <text:p text:style-name="Sisennetty_20_teksti"/>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list xml:id="list30291932" text:style-name="L1">
        <text:list-item>
          <text:p text:style-name="P36">Introduction. This chapter, acts as an introduction to the document.</text:p>
        </text:list-item>
        <text:list-item>
          <text:p text:style-name="P36">Project background description. Describes the purpose of the project and its technical background.</text:p>
        </text:list-item>
        <text:list-item>
          <text:p text:style-name="P36">Project organization. Information about the project team, client and other interest groups of the project.</text:p>
        </text:list-item>
        <text:list-item>
          <text:p text:style-name="P36">Project objectives. Describes the various objectives that are to be achieved during the project.</text:p>
        </text:list-item>
        <text:list-item>
          <text:p text:style-name="P36">Project resources. The tools and environments used during the project, as well as any other resources needed for the project.</text:p>
        </text:list-item>
        <text:list-item>
          <text:p text:style-name="P36">Implementation. Here the project is divided into tasks, the tasks are scheduled and they are assigned to the project team members.</text:p>
        </text:list-item>
        <text:list-item>
          <text:p text:style-name="P36"><text:soft-page-break/>Budget. The project budget is described in this chapter.</text:p>
        </text:list-item>
        <text:list-item>
          <text:p text:style-name="P36">Project management. Description about how the project is managed and controlled.</text:p>
        </text:list-item>
        <text:list-item>
          <text:p text:style-name="P36">References.</text:p>
        </text:list-item>
        <text:list-item>
          <text:p text:style-name="P36">Appendices.</text:p>
        </text:list-item>
      </text:list>
      <text:h text:style-name="Heading_20_1" text:outline-level="1"><text:s/><text:tab/>Project Background Description</text:h>
      <text:p text:style-name="Sisennetty_20_teksti"/>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Windows and Linux distributions are actively kept up to date. The project is hosted in SourceForge.</text:p>
      <text:p text:style-name="Text_20_body">TODO Joni-Matti</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P4"><text:span text:style-name="T4">Joni-Matti Määttä<text:line-break/></text:span><text:a xlink:type="simple" xlink:href="mailto:joni-matti.maatta@tut.fi">joni-matti.maatta@tut.fi</text:a></text:p>
      <text:p text:style-name="Text_20_body">Joni-Matti is the project managaer and SW architect in the project.</text:p>
      <text:p text:style-name="P4"><text:span text:style-name="T4">Mikko Honkonen<text:line-break/></text:span><text:a xlink:type="simple" xlink:href="mailto:mikko.honkonen@tut.fi">mikko.honkonen@tut.fi</text:a></text:p>
      <text:p text:style-name="Text_20_body">Mikko is the test lead in the project. He is also responsible of major development tasks in the project.</text:p>
      <text:p text:style-name="P4"><text:span text:style-name="T4">Tommi Korhonen<text:line-break/></text:span><text:a xlink:type="simple" xlink:href="mailto:tommi.korhonen@tut.fi">tommi.korhonen@tut.fi</text:a></text:p>
      <text:p text:style-name="Text_20_body">Tommi is the UI specialist in the project. He also does software development in the project.</text:p>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30300267" text:style-name="L2">
        <text:list-item>
          <text:p text:style-name="P33">To finish a whole software development project in schedule (required)</text:p>
        </text:list-item>
        <text:list-item>
          <text:p text:style-name="P33">To have a working product integrated into Kactus2 (requested)</text:p>
        </text:list-item>
        <text:list-item>
          <text:p text:style-name="P33">Learn about project management and scheduling (requested)</text:p>
        </text:list-item>
      </text:list>
      <text:p text:style-name="Text_20_body">The objectives of the client are:</text:p>
      <text:list xml:id="list30297059" text:style-name="L3">
        <text:list-item>
          <text:p text:style-name="P34">The dependency analysis tool should have at least as good usability as Kactus2 itself (requested)</text:p>
        </text:list-item>
        <text:list-item>
          <text:p text:style-name="P34">The tool should improve the user experience and offer features that truly make the use easier (requested)</text:p>
        </text:list-item>
        <text:list-item>
          <text:p text:style-name="P34">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4.1</text:sequence-ref> summarizes all project deliverables.</text:p>
      <text:p text:style-name="P28"><text:span text:style-name="T4">Table </text:span><text:span text:style-name="T4"><text:sequence text:ref-name="refTable0" text:name="Table" text:formula="ooow:Table+1" style:num-format="1">4.1</text:sequence></text:span><text:span text:style-name="T4">:</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17">ID</text:p>
            </table:table-cell>
            <table:table-cell table:style-name="Table1.A1" office:value-type="string">
              <text:p text:style-name="P17">Deliverable Name</text:p>
            </table:table-cell>
            <table:table-cell table:style-name="Table1.A1" office:value-type="string">
              <text:p text:style-name="P17">Type</text:p>
            </table:table-cell>
            <table:table-cell table:style-name="Table1.A1" office:value-type="string">
              <text:p text:style-name="P17">Delivery Week</text:p>
            </table:table-cell>
            <table:table-cell table:style-name="Table1.A1" office:value-type="string">
              <text:p text:style-name="P17">Recipients</text:p>
            </table:table-cell>
            <table:table-cell table:style-name="Table1.F1" office:value-type="string">
              <text:p text:style-name="P17">Notes</text:p>
            </table:table-cell>
          </table:table-row>
        </table:table-header-rows>
        <table:table-row table:style-name="Table1.1">
          <table:table-cell table:style-name="Table1.A2" office:value-type="string">
            <text:p text:style-name="P14">D1</text:p>
          </table:table-cell>
          <table:table-cell table:style-name="Table1.A2" office:value-type="string">
            <text:p text:style-name="P14">Functional specification</text:p>
          </table:table-cell>
          <table:table-cell table:style-name="Table1.A2" office:value-type="string">
            <text:p text:style-name="P14">Document</text:p>
          </table:table-cell>
          <table:table-cell table:style-name="Table1.A2" office:value-type="string">
            <text:p text:style-name="P14">2012 Wk XX</text:p>
          </table:table-cell>
          <table:table-cell table:style-name="Table1.A2" office:value-type="string">
            <text:p text:style-name="P14">Client, assistant</text:p>
          </table:table-cell>
          <table:table-cell table:style-name="Table1.F2" office:value-type="string">
            <text:p text:style-name="P14">-</text:p>
          </table:table-cell>
        </table:table-row>
        <table:table-row table:style-name="Table1.1">
          <table:table-cell table:style-name="Table1.A2" office:value-type="string">
            <text:p text:style-name="P14">D2</text:p>
          </table:table-cell>
          <table:table-cell table:style-name="Table1.A2" office:value-type="string">
            <text:p text:style-name="P14">Technical specification</text:p>
          </table:table-cell>
          <table:table-cell table:style-name="Table1.A2" office:value-type="string">
            <text:p text:style-name="P14">Document</text:p>
          </table:table-cell>
          <table:table-cell table:style-name="Table1.A2" office:value-type="string">
            <text:p text:style-name="P14">2012 Wk XX</text:p>
          </table:table-cell>
          <table:table-cell table:style-name="Table1.A2" office:value-type="string">
            <text:p text:style-name="P14">Client, assistant</text:p>
          </table:table-cell>
          <table:table-cell table:style-name="Table1.F2" office:value-type="string">
            <text:p text:style-name="P14">-</text:p>
          </table:table-cell>
        </table:table-row>
        <table:table-row table:style-name="Table1.1">
          <table:table-cell table:style-name="Table1.A2" office:value-type="string">
            <text:p text:style-name="P14">C1</text:p>
          </table:table-cell>
          <table:table-cell table:style-name="Table1.A2" office:value-type="string">
            <text:p text:style-name="P15">Qt implementation of the tool</text:p>
          </table:table-cell>
          <table:table-cell table:style-name="Table1.A2" office:value-type="string">
            <text:p text:style-name="P14">Codes</text:p>
          </table:table-cell>
          <table:table-cell table:style-name="Table1.A2" office:value-type="string">
            <text:p text:style-name="P14">2013 Wk XX</text:p>
          </table:table-cell>
          <table:table-cell table:style-name="Table1.A2" office:value-type="string">
            <text:p text:style-name="P14">Client</text:p>
          </table:table-cell>
          <table:table-cell table:style-name="Table1.F2" office:value-type="string">
            <text:p text:style-name="P14">-</text:p>
          </table:table-cell>
        </table:table-row>
        <table:table-row table:style-name="Table1.1">
          <table:table-cell table:style-name="Table1.A2" office:value-type="string">
            <text:p text:style-name="P14">FR</text:p>
          </table:table-cell>
          <table:table-cell table:style-name="Table1.A2" office:value-type="string">
            <text:p text:style-name="P14">Final report</text:p>
          </table:table-cell>
          <table:table-cell table:style-name="Table1.A2" office:value-type="string">
            <text:p text:style-name="P14">Document</text:p>
          </table:table-cell>
          <table:table-cell table:style-name="Table1.A2" office:value-type="string">
            <text:p text:style-name="P14">2013 Wk XX</text:p>
          </table:table-cell>
          <table:table-cell table:style-name="Table1.A2" office:value-type="string">
            <text:p text:style-name="P14">Client, assistant</text:p>
          </table:table-cell>
          <table:table-cell table:style-name="Table1.F2" office:value-type="string">
            <text:p text:style-name="P14">-</text:p>
          </table:table-cell>
        </table:table-row>
        <text:soft-page-break/>
        <table:table-row table:style-name="Table1.1">
          <table:table-cell table:style-name="Table1.A2" office:value-type="string">
            <text:p text:style-name="P14">M1</text:p>
            <text:p text:style-name="P14">M2</text:p>
            <text:p text:style-name="P14">M3</text:p>
          </table:table-cell>
          <table:table-cell table:style-name="Table1.A2" office:value-type="string">
            <text:p text:style-name="P14">Monthly status reports 2012 (Oct, Nov, Dec)</text:p>
          </table:table-cell>
          <table:table-cell table:style-name="Table1.A2" office:value-type="string">
            <text:p text:style-name="P14">Document</text:p>
          </table:table-cell>
          <table:table-cell table:style-name="Table1.A2" office:value-type="string">
            <text:p text:style-name="P14">2012 Wk 45</text:p>
            <text:p text:style-name="P14">2012 Wk 49</text:p>
            <text:p text:style-name="P14">2013 Wk 2</text:p>
          </table:table-cell>
          <table:table-cell table:style-name="Table1.A2" office:value-type="string">
            <text:p text:style-name="P14">Assistant</text:p>
          </table:table-cell>
          <table:table-cell table:style-name="Table1.F2" office:value-type="string">
            <text:p text:style-name="P14">-</text:p>
          </table:table-cell>
        </table:table-row>
        <table:table-row table:style-name="Table1.1">
          <table:table-cell table:style-name="Table1.A2" office:value-type="string">
            <text:p text:style-name="P14">M4</text:p>
            <text:p text:style-name="P14">M5</text:p>
            <text:p text:style-name="P14">M6</text:p>
          </table:table-cell>
          <table:table-cell table:style-name="Table1.A2" office:value-type="string">
            <text:p text:style-name="P14">Monthly status reports 2013 (Jan, Feb, Mar)</text:p>
          </table:table-cell>
          <table:table-cell table:style-name="Table1.A2" office:value-type="string">
            <text:p text:style-name="P14"/>
          </table:table-cell>
          <table:table-cell table:style-name="Table1.A2" office:value-type="string">
            <text:p text:style-name="P14">2013 Wk 6</text:p>
            <text:p text:style-name="P14">2013 Wk 10</text:p>
            <text:p text:style-name="P14">2013 Wk 14</text:p>
          </table:table-cell>
          <table:table-cell table:style-name="Table1.A2" office:value-type="string">
            <text:p text:style-name="P14">Assistant</text:p>
          </table:table-cell>
          <table:table-cell table:style-name="Table1.F2" office:value-type="string">
            <text:p text:style-name="P14">-</text:p>
          </table:table-cell>
        </table:table-row>
        <table:table-row table:style-name="Table1.1">
          <table:table-cell table:style-name="Table1.A2" office:value-type="string">
            <text:p text:style-name="P14">P1</text:p>
          </table:table-cell>
          <table:table-cell table:style-name="Table1.A2" office:value-type="string">
            <text:p text:style-name="P14">Project plan presentation</text:p>
          </table:table-cell>
          <table:table-cell table:style-name="Table1.A2" office:value-type="string">
            <text:p text:style-name="P14">Present.</text:p>
          </table:table-cell>
          <table:table-cell table:style-name="Table1.A2" office:value-type="string">
            <text:p text:style-name="P14">2012 Wk XX </text:p>
          </table:table-cell>
          <table:table-cell table:style-name="Table1.A2" office:value-type="string">
            <text:p text:style-name="P14">Seminar</text:p>
          </table:table-cell>
          <table:table-cell table:style-name="Table1.F2" office:value-type="string">
            <text:p text:style-name="P14">-</text:p>
          </table:table-cell>
        </table:table-row>
        <table:table-row table:style-name="Table1.1">
          <table:table-cell table:style-name="Table1.A2" office:value-type="string">
            <text:p text:style-name="P14">P2</text:p>
          </table:table-cell>
          <table:table-cell table:style-name="Table1.A2" office:value-type="string">
            <text:p text:style-name="P15">Final report presentation and live demonstration</text:p>
          </table:table-cell>
          <table:table-cell table:style-name="Table1.A2" office:value-type="string">
            <text:p text:style-name="P15">Present. + Demo</text:p>
          </table:table-cell>
          <table:table-cell table:style-name="Table1.A2" office:value-type="string">
            <text:p text:style-name="P14">2013 Wk XX</text:p>
          </table:table-cell>
          <table:table-cell table:style-name="Table1.A2" office:value-type="string">
            <text:p text:style-name="P14">Seminar</text:p>
          </table:table-cell>
          <table:table-cell table:style-name="Table1.F2" office:value-type="string">
            <text:p text:style-name="P14">-</text:p>
          </table:table-cell>
        </table:table-row>
      </table:table>
      <text:p text:style-name="P5"/>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4.1</text:sequence-ref>.</text:p>
      <text:h text:style-name="Heading_20_4" text:outline-level="4"><text:soft-page-break/><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will be delivered via email to the course staff at the dates specified in Table <text:sequence-ref text:reference-format="value" text:ref-name="refTable0">4.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1" text:outline-level="1"><text:s/><text:tab/>Project Resources</text:h>
      <text:p text:style-name="Sisennetty_20_teksti"/>
      <text:p text:style-name="Text_20_body">All development is performed using each team member's personal computers. Each team member is required to have a working Internet connection to be able to access the version control server.</text:p>
      <text:p text:style-name="Text_20_body">TODO Joni-Matti</text:p>
      <text:h text:style-name="Heading_20_2" text:outline-level="2"><text:s/><text:tab/>Tools and Environment</text:h>
      <text:p text:style-name="Text_20_body">Table <text:sequence-ref text:reference-format="value" text:ref-name="refTable1">5.1</text:sequence-ref> lists all tools and libraries used in the project.</text:p>
      <text:p text:style-name="P28"><text:span text:style-name="T4"><text:tab/> Table </text:span><text:span text:style-name="T4"><text:sequence text:ref-name="refTable1" text:name="Table" text:formula="ooow:Table+1" style:num-format="1">5.1</text:sequence></text:span><text:span text:style-name="T4">:</text:span> The used tools in the project.</text:p>
      <table:table table:name="Table3" table:style-name="Table3">
        <table:table-column table:style-name="Table3.A"/>
        <table:table-column table:style-name="Table3.B"/>
        <table:table-row>
          <table:table-cell table:style-name="Table3.A1" office:value-type="string">
            <text:p text:style-name="P23">Software</text:p>
          </table:table-cell>
          <table:table-cell table:style-name="Table3.B1" office:value-type="string">
            <text:p text:style-name="P23">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5">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original Kactus2 code base is used as the starting point for the project. It is available in Source Forge. The dependency analysis tool will be hosted as branch to the original Kactus2 project.</text:p>
      <text:p text:style-name="Text_20_body">The software is developed in Windows, even though it is required to be cross-platform compatible. Cross-platform tests may require the use of Linux operating system. Redmine is used as the primary project management environment, hosted at www.hostedredmine.com.</text:p>
      <text:p text:style-name="Text_20_body">Joni-Matti is the tool correspondent for all used tools and the used environment. If, during the project, any needs for other software or new versions appears, the usage has to be approved by the tool correspondent.</text:p>
      <text:h text:style-name="Heading_20_1" text:outline-level="1"><text:s/><text:tab/>Implementation</text:h>
      <text:p text:style-name="Sisennetty_20_teksti"/>
      <text:p text:style-name="Text_20_body">Project consist of different tasks some of which are divided into subtasks. These tasks are summarized on the Table <text:sequence-ref text:reference-format="value" text:ref-name="refTable2">6.1</text:sequence-ref>.</text:p>
      <text:p text:style-name="Text_20_body">TODO Mikko</text:p>
      <text:p text:style-name="P28"><text:span text:style-name="T4">Table </text:span><text:span text:style-name="T4"><text:sequence text:ref-name="refTable2" text:name="Table" text:formula="ooow:Table+1" style:num-format="1">6.1</text:sequence></text:span><text:span text:style-name="T4">:</text:span> Summary of tasks.</text:p>
      <table:table table:name="Taulukko6" table:style-name="Taulukko6">
        <table:table-column table:style-name="Taulukko6.A"/>
        <table:table-column table:style-name="Taulukko6.B"/>
        <table:table-column table:style-name="Taulukko6.C"/>
        <table:table-column table:style-name="Taulukko6.D"/>
        <table:table-column table:style-name="Taulukko6.E"/>
        <table:table-column table:style-name="Taulukko6.F"/>
        <table:table-column table:style-name="Taulukko6.G"/>
        <table:table-row table:style-name="Taulukko6.1">
          <table:table-cell table:style-name="Taulukko6.A1" office:value-type="string">
            <text:p text:style-name="P18">ID</text:p>
          </table:table-cell>
          <table:table-cell table:style-name="Taulukko6.A1" office:value-type="string">
            <text:p text:style-name="P19">Task name</text:p>
          </table:table-cell>
          <table:table-cell table:style-name="Taulukko6.A1" office:value-type="string">
            <text:p text:style-name="P18">Running weeks</text:p>
          </table:table-cell>
          <table:table-cell table:style-name="Taulukko6.A1" office:value-type="string">
            <text:p text:style-name="P18">Allocated hours</text:p>
          </table:table-cell>
          <table:table-cell table:style-name="Taulukko6.A1" office:value-type="string">
            <text:p text:style-name="P19">% of total hours</text:p>
          </table:table-cell>
          <table:table-cell table:style-name="Taulukko6.A1" office:value-type="string">
            <text:p text:style-name="P18">Related deliverables</text:p>
          </table:table-cell>
          <table:table-cell table:style-name="Taulukko6.G1" office:value-type="string">
            <text:p text:style-name="P19">Notes</text:p>
          </table:table-cell>
        </table:table-row>
        <table:table-row>
          <table:table-cell table:style-name="Taulukko6.A2" office:value-type="string">
            <text:p text:style-name="P16">T1</text:p>
          </table:table-cell>
          <table:table-cell table:style-name="Taulukko6.A2" office:value-type="string">
            <text:p text:style-name="P15">Functional specification</text:p>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D1</text:p>
          </table:table-cell>
          <table:table-cell table:style-name="Taulukko6.G2" office:value-type="string">
            <text:p text:style-name="P14"/>
          </table:table-cell>
        </table:table-row>
        <table:table-row>
          <table:table-cell table:style-name="Taulukko6.A2" office:value-type="string">
            <text:p text:style-name="P16">T2</text:p>
          </table:table-cell>
          <table:table-cell table:style-name="Taulukko6.A2" office:value-type="string">
            <text:p text:style-name="P15">Technical specification</text:p>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D2</text:p>
          </table:table-cell>
          <table:table-cell table:style-name="Taulukko6.G2" office:value-type="string">
            <text:p text:style-name="P14"/>
          </table:table-cell>
        </table:table-row>
        <table:table-row>
          <table:table-cell table:style-name="Taulukko6.A2" office:value-type="string">
            <text:p text:style-name="P16"/>
          </table:table-cell>
          <table:table-cell table:style-name="Taulukko6.A2" office:value-type="string">
            <text:p text:style-name="P15"/>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
          </table:table-cell>
          <table:table-cell table:style-name="Taulukko6.G2" office:value-type="string">
            <text:p text:style-name="P14"/>
          </table:table-cell>
        </table:table-row>
        <table:table-row>
          <table:table-cell table:style-name="Taulukko6.A2" office:value-type="string">
            <text:p text:style-name="P16"/>
          </table:table-cell>
          <table:table-cell table:style-name="Taulukko6.A2" office:value-type="string">
            <text:p text:style-name="P15"/>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
          </table:table-cell>
          <table:table-cell table:style-name="Taulukko6.G2" office:value-type="string">
            <text:p text:style-name="P14"/>
          </table:table-cell>
        </table:table-row>
        <table:table-row>
          <table:table-cell table:style-name="Taulukko6.A2" office:value-type="string">
            <text:p text:style-name="P16">TXX</text:p>
          </table:table-cell>
          <table:table-cell table:style-name="Taulukko6.A2" office:value-type="string">
            <text:p text:style-name="P15">Optional features implementation</text:p>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
          </table:table-cell>
          <table:table-cell table:style-name="Taulukko6.G2" office:value-type="string">
            <text:p text:style-name="P14"/>
          </table:table-cell>
        </table:table-row>
        <table:table-row>
          <table:table-cell table:style-name="Taulukko6.A2" office:value-type="string">
            <text:p text:style-name="P16">TXX</text:p>
          </table:table-cell>
          <table:table-cell table:style-name="Taulukko6.A2" office:value-type="string">
            <text:p text:style-name="P15">Reporting (status, docs, final report, presentations, meetings)</text:p>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
          </table:table-cell>
          <table:table-cell table:style-name="Taulukko6.G2" office:value-type="string">
            <text:p text:style-name="P14"/>
          </table:table-cell>
        </table:table-row>
        <table:table-row>
          <table:table-cell table:style-name="Taulukko6.A2" table:number-columns-spanned="2" office:value-type="string">
            <text:p text:style-name="P20">Whole project</text:p>
          </table:table-cell>
          <table:covered-table-cell/>
          <table:table-cell table:style-name="Taulukko6.A2" office:value-type="string">
            <text:p text:style-name="P16"/>
          </table:table-cell>
          <table:table-cell table:style-name="Taulukko6.D8" office:value-type="float" office:value="619">
            <text:p text:style-name="P16">619</text:p>
          </table:table-cell>
          <table:table-cell table:style-name="Taulukko6.E8" office:value-type="percentage" office:value="1">
            <text:p text:style-name="P18">100,00%</text:p>
          </table:table-cell>
          <table:table-cell table:style-name="Taulukko6.A2" office:value-type="string">
            <text:p text:style-name="P16"/>
          </table:table-cell>
          <table:table-cell table:style-name="Taulukko6.G2" office:value-type="string">
            <text:p text:style-name="P14"/>
          </table:table-cell>
        </table:table-row>
      </table:table>
      <text:p text:style-name="Sisennetty_20_teksti"/>
      <text:p text:style-name="Sisennetty_20_teksti"/>
      <text:h text:style-name="Heading_20_2" text:outline-level="2"><text:s/><text:tab/>Task Definitions</text:h>
      <text:h text:style-name="Heading_20_3" text:outline-level="3"><text:s/><text:tab/>Functional specification</text:h>
      <text:p text:style-name="Text_20_body">Task consists of designing, writing and reviewing the functional specification document.</text:p>
      <text:h text:style-name="Heading_20_3" text:outline-level="3"><text:s/><text:tab/>Technical specification</text:h>
      <text:p text:style-name="Text_20_body">Task consists of designing, writing and reviewing the technical specification document based on the functional specification.</text:p>
      <text:h text:style-name="Heading_20_3" text:outline-level="3"><text:s/><text:tab/>Dependency analysis algorithm interface</text:h>
      <text:p text:style-name="Text_20_body">Task consists of creating an interface for dependency analysis algorithms, to allow simple modular expansion of supported file types.</text:p>
      <text:h text:style-name="Heading_20_3" text:outline-level="3"><text:soft-page-break/><text:s/><text:tab/>Folder and file scanning</text:h>
      <text:p text:style-name="Text_20_body">Task consists of implementing a GUI button, which can be used to provide a directory to perform dependency analysis on. The tool then scans the directory recursively.</text:p>
      <text:h text:style-name="Heading_20_3" text:outline-level="3"><text:s/><text:tab/>C/C++ dependency analysis algorithm</text:h>
      <text:p text:style-name="Text_20_body">Task consists of creating a tool which will figure out the dependencies of related C/C++ source files.</text:p>
      <text:h text:style-name="Heading_20_3" text:outline-level="3"><text:s/><text:tab/>VHDL dependency analysis algorithm</text:h>
      <text:p text:style-name="Text_20_body">Task consists of creating a tool which will figure out the dependencies of related VHDL files.</text:p>
      <text:h text:style-name="Heading_20_3" text:outline-level="3"><text:s/><text:tab/>Dependency graph visualization</text:h>
      <text:p text:style-name="Text_20_body">Task consists of presenting the dependency data of the related files to the user in useful and easily understandable manner.</text:p>
      <text:h text:style-name="Heading_20_3" text:outline-level="3"><text:s/><text:tab/>Basic table-style widget</text:h>
      <text:p text:style-name="Text_20_body">This task consists of creating the custom Qt widget used for displaying <text:s/>the dependency graph.</text:p>
      <text:h text:style-name="Heading_20_3" text:outline-level="3"><text:s/><text:tab/>Manual dependencies</text:h>
      <text:p text:style-name="Text_20_body">This task consists of implementing the necessary features to provide the user ability to assign dependencies between files manually.</text:p>
      <text:h text:style-name="Heading_20_3" text:outline-level="3"><text:s/><text:tab/>Locking dependencies</text:h>
      <text:p text:style-name="Text_20_body">This task consists of implementing the ability to manually lock dependencies so they are not removed in following automatic scans.</text:p>
      <text:h text:style-name="Heading_20_3" text:outline-level="3"><text:s/><text:tab/>Saving graph data in XML</text:h>
      <text:p text:style-name="Text_20_body">This task consists of implementing the features required to save the dependency analysis result data in XML as IP-XACT vendor extensions.</text:p>
      <text:h text:style-name="Heading_20_3" text:outline-level="3"><text:s/><text:tab/>Reporting (status docs, final report, presentations, meetings)</text:h>
      <text:p text:style-name="Text_20_body">This task consists of various reporting tasks, such as monthly reports and presentations at the start and end of the project.</text:p>
      <text:p text:style-name="Text_20_body"/>
      <text:h text:style-name="Heading_20_2" text:outline-level="2"><text:soft-page-break/><text:s/><text:tab/>Resource Allocations to Tasks</text:h>
      <text:p text:style-name="Text_20_body">Table <text:sequence-ref text:reference-format="value" text:ref-name="refTable3">6.2</text:sequence-ref> lists the responsibilities of each project group member.</text:p>
      <text:p text:style-name="P28"><text:span text:style-name="T4">Table </text:span><text:span text:style-name="T4"><text:sequence text:ref-name="refTable3" text:name="Table" text:formula="ooow:Table+1" style:num-format="1">6.2</text:sequence></text:span><text:span text:style-name="T4">:</text:span> Responsibilities.</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20">Person</text:p>
          </table:table-cell>
          <table:table-cell table:style-name="Taulukko7.B1" table:number-rows-spanned="2" office:value-type="string">
            <text:p text:style-name="P9">Joni-Matti Määttä</text:p>
          </table:table-cell>
          <table:table-cell table:style-name="Taulukko7.B1" table:number-rows-spanned="2" office:value-type="string">
            <text:p text:style-name="P16">Mikko Honkonen</text:p>
          </table:table-cell>
          <table:table-cell table:style-name="Taulukko7.B1" table:number-rows-spanned="2" office:value-type="string">
            <text:p text:style-name="P16">Tommi Korhonen</text:p>
          </table:table-cell>
          <table:table-cell table:style-name="Taulukko7.E1" table:number-rows-spanned="2" office:value-type="string">
            <text:p text:style-name="P16">Client</text:p>
          </table:table-cell>
        </table:table-row>
        <table:table-row table:style-name="Taulukko7.1">
          <table:table-cell table:style-name="Taulukko7.A2" office:value-type="string">
            <text:p text:style-name="P19">Phase</text:p>
          </table:table-cell>
          <table:covered-table-cell/>
          <table:covered-table-cell/>
          <table:covered-table-cell/>
          <table:covered-table-cell/>
        </table:table-row>
        <table:table-row table:style-name="Taulukko7.3">
          <table:table-cell table:style-name="Taulukko7.E1" office:value-type="string">
            <text:p text:style-name="P14">Project Plan</text:p>
          </table:table-cell>
          <table:table-cell table:style-name="Taulukko7.B3" office:value-type="string">
            <text:p text:style-name="P16">A</text:p>
          </table:table-cell>
          <table:table-cell table:style-name="Taulukko7.B3" office:value-type="string">
            <text:p text:style-name="P16">P</text:p>
          </table:table-cell>
          <table:table-cell table:style-name="Taulukko7.B3" office:value-type="string">
            <text:p text:style-name="P16">P</text:p>
          </table:table-cell>
          <table:table-cell table:style-name="Taulukko7.A2" office:value-type="string">
            <text:p text:style-name="P16">I</text:p>
          </table:table-cell>
        </table:table-row>
        <table:table-row table:style-name="Taulukko7.3">
          <table:table-cell table:style-name="Taulukko7.B3" office:value-type="string">
            <text:p text:style-name="P14">Functional specification</text:p>
          </table:table-cell>
          <table:table-cell table:style-name="Taulukko7.B3" office:value-type="string">
            <text:p text:style-name="P16">P</text:p>
          </table:table-cell>
          <table:table-cell table:style-name="Taulukko7.B3" office:value-type="string">
            <text:p text:style-name="P16">P</text:p>
          </table:table-cell>
          <table:table-cell table:style-name="Taulukko7.B3" office:value-type="string">
            <text:p text:style-name="P16">A</text:p>
          </table:table-cell>
          <table:table-cell table:style-name="Taulukko7.A2" office:value-type="string">
            <text:p text:style-name="P16">P</text:p>
          </table:table-cell>
        </table:table-row>
        <table:table-row table:style-name="Taulukko7.3">
          <table:table-cell table:style-name="Taulukko7.B3" office:value-type="string">
            <text:p text:style-name="P14">Technical specification</text:p>
          </table:table-cell>
          <table:table-cell table:style-name="Taulukko7.B3" office:value-type="string">
            <text:p text:style-name="P16">A</text:p>
          </table:table-cell>
          <table:table-cell table:style-name="Taulukko7.B3" office:value-type="string">
            <text:p text:style-name="P16">P</text:p>
          </table:table-cell>
          <table:table-cell table:style-name="Taulukko7.B3" office:value-type="string">
            <text:p text:style-name="P16">P</text:p>
          </table:table-cell>
          <table:table-cell table:style-name="Taulukko7.A2" office:value-type="string">
            <text:p text:style-name="P16">R</text:p>
          </table:table-cell>
        </table:table-row>
        <table:table-row table:style-name="Taulukko7.3">
          <table:table-cell table:style-name="Taulukko7.B3" office:value-type="string">
            <text:p text:style-name="P14">Implementation</text:p>
          </table:table-cell>
          <table:table-cell table:style-name="Taulukko7.B3" office:value-type="string">
            <text:p text:style-name="P16">A</text:p>
          </table:table-cell>
          <table:table-cell table:style-name="Taulukko7.B3" office:value-type="string">
            <text:p text:style-name="P16">P</text:p>
          </table:table-cell>
          <table:table-cell table:style-name="Taulukko7.B3" office:value-type="string">
            <text:p text:style-name="P16">P</text:p>
          </table:table-cell>
          <table:table-cell table:style-name="Taulukko7.A2" office:value-type="string">
            <text:p text:style-name="P16">R</text:p>
          </table:table-cell>
        </table:table-row>
        <table:table-row table:style-name="Taulukko7.3">
          <table:table-cell table:style-name="Taulukko7.B3" office:value-type="string">
            <text:p text:style-name="P14">Testing</text:p>
          </table:table-cell>
          <table:table-cell table:style-name="Taulukko7.B3" office:value-type="string">
            <text:p text:style-name="P16">P</text:p>
          </table:table-cell>
          <table:table-cell table:style-name="Taulukko7.B3" office:value-type="string">
            <text:p text:style-name="P16">A</text:p>
          </table:table-cell>
          <table:table-cell table:style-name="Taulukko7.B3" office:value-type="string">
            <text:p text:style-name="P16">P</text:p>
          </table:table-cell>
          <table:table-cell table:style-name="Taulukko7.A2" office:value-type="string">
            <text:p text:style-name="P16">-</text:p>
          </table:table-cell>
        </table:table-row>
      </table:table>
      <text:p text:style-name="Text_20_body"/>
      <text:p text:style-name="Text_20_body">TODO Tommi: Explanations for the characters.</text:p>
      <text:h text:style-name="Heading_20_2" text:outline-level="2"><text:s/><text:tab/>Schedule for Each Task</text:h>
      <text:p text:style-name="Text_20_body">Table X.X shows the schedule for 2012. The used abbreviations are listed in Table X.X.</text:p>
      <text:p text:style-name="Text_20_body"/>
      <table:table table:name="Taulukko3" table:style-name="Taulukko3">
        <table:table-column table:style-name="Taulukko3.A"/>
        <table:table-column table:style-name="Taulukko3.B"/>
        <table:table-column table:style-name="Taulukko3.C"/>
        <table:table-column table:style-name="Taulukko3.D"/>
        <table:table-column table:style-name="Taulukko3.C"/>
        <table:table-column table:style-name="Taulukko3.D"/>
        <table:table-column table:style-name="Taulukko3.C"/>
        <table:table-column table:style-name="Taulukko3.D"/>
        <table:table-column table:style-name="Taulukko3.C" table:number-columns-repeated="2"/>
        <table:table-column table:style-name="Taulukko3.D"/>
        <table:table-column table:style-name="Taulukko3.C"/>
        <table:table-column table:style-name="Taulukko3.D"/>
        <table:table-column table:style-name="Taulukko3.C"/>
        <table:table-column table:style-name="Taulukko3.D"/>
        <table:table-column table:style-name="Taulukko3.P"/>
        <table:table-row>
          <table:table-cell table:style-name="Taulukko3.A1" table:number-rows-spanned="2" office:value-type="string">
            <text:p text:style-name="P17">ID</text:p>
          </table:table-cell>
          <table:table-cell table:style-name="Taulukko3.A1" table:number-rows-spanned="2" office:value-type="string">
            <text:p text:style-name="P17">Task name</text:p>
          </table:table-cell>
          <table:table-cell table:style-name="Taulukko3.A1" table:number-columns-spanned="5" office:value-type="string">
            <text:p text:style-name="P18">2012-10</text:p>
          </table:table-cell>
          <table:covered-table-cell/>
          <table:covered-table-cell/>
          <table:covered-table-cell/>
          <table:covered-table-cell/>
          <table:table-cell table:style-name="Taulukko3.A1" table:number-columns-spanned="4" office:value-type="string">
            <text:p text:style-name="P18">2012-11</text:p>
          </table:table-cell>
          <table:covered-table-cell/>
          <table:covered-table-cell/>
          <table:covered-table-cell/>
          <table:table-cell table:style-name="Taulukko3.A1" table:number-columns-spanned="4" office:value-type="string">
            <text:p text:style-name="P18">2012-12</text:p>
          </table:table-cell>
          <table:covered-table-cell/>
          <table:covered-table-cell/>
          <table:covered-table-cell/>
          <table:table-cell table:style-name="Taulukko3.P1" table:number-rows-spanned="2" office:value-type="string">
            <text:p text:style-name="P17">Hours per task 2012</text:p>
          </table:table-cell>
        </table:table-row>
        <table:table-row table:style-name="Taulukko3.2">
          <table:covered-table-cell/>
          <table:covered-table-cell/>
          <table:table-cell table:style-name="Taulukko3.C2" office:value-type="float" office:value="40">
            <text:p text:style-name="P27">40</text:p>
          </table:table-cell>
          <table:table-cell table:style-name="Taulukko3.C2" office:value-type="float" office:value="41">
            <text:p text:style-name="P27">41</text:p>
          </table:table-cell>
          <table:table-cell table:style-name="Taulukko3.C2" office:value-type="float" office:value="42">
            <text:p text:style-name="P27">42</text:p>
          </table:table-cell>
          <table:table-cell table:style-name="Taulukko3.C2" office:value-type="float" office:value="43">
            <text:p text:style-name="P27">43</text:p>
          </table:table-cell>
          <table:table-cell table:style-name="Taulukko3.C2" office:value-type="float" office:value="44">
            <text:p text:style-name="P27">44</text:p>
          </table:table-cell>
          <table:table-cell table:style-name="Taulukko3.C2" office:value-type="float" office:value="45">
            <text:p text:style-name="P27">45</text:p>
          </table:table-cell>
          <table:table-cell table:style-name="Taulukko3.C2" office:value-type="float" office:value="46">
            <text:p text:style-name="P27">46</text:p>
          </table:table-cell>
          <table:table-cell table:style-name="Taulukko3.C2" office:value-type="float" office:value="47">
            <text:p text:style-name="P27">47</text:p>
          </table:table-cell>
          <table:table-cell table:style-name="Taulukko3.C2" office:value-type="float" office:value="48">
            <text:p text:style-name="P27">48</text:p>
          </table:table-cell>
          <table:table-cell table:style-name="Taulukko3.C2" office:value-type="float" office:value="49">
            <text:p text:style-name="P27">49</text:p>
          </table:table-cell>
          <table:table-cell table:style-name="Taulukko3.C2" office:value-type="float" office:value="50">
            <text:p text:style-name="P27">50</text:p>
          </table:table-cell>
          <table:table-cell table:style-name="Taulukko3.C2" office:value-type="float" office:value="51">
            <text:p text:style-name="P27">51</text:p>
          </table:table-cell>
          <table:table-cell table:style-name="Taulukko3.C2" office:value-type="float" office:value="52">
            <text:p text:style-name="P27">52</text:p>
          </table:table-cell>
          <table:covered-table-cell/>
        </table:table-row>
        <table:table-row table:style-name="Taulukko3.3">
          <table:table-cell table:style-name="Taulukko3.A3" office:value-type="string">
            <text:p text:style-name="P16">T1</text:p>
          </table:table-cell>
          <table:table-cell table:style-name="Taulukko3.A3" office:value-type="string">
            <text:p text:style-name="P14">Functional specification</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T2</text:p>
          </table:table-cell>
          <table:table-cell table:style-name="Taulukko3.A3" office:value-type="string">
            <text:p text:style-name="P14">Technical specification</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T3</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T4</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T5</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
          </table:table-cell>
          <table:table-cell table:style-name="Taulukko3.A3" office:value-type="string">
            <text:p text:style-name="P19">Hours per week</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
          </table:table-cell>
          <table:table-cell table:style-name="Taulukko3.A3" office:value-type="string">
            <text:p text:style-name="P22">Deliverables</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
          </table:table-cell>
          <table:table-cell table:style-name="Taulukko3.A3" office:value-type="string">
            <text:p text:style-name="P14">Meetings</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
      <text:p text:style-name="P8"/>
      <text:p text:style-name="Text_20_body"><text:soft-page-break/>Table X.X shows the schedule for 2013.</text:p>
      <table:table table:name="Taulukko5" table:style-name="Taulukko5">
        <table:table-column table:style-name="Taulukko5.A"/>
        <table:table-column table:style-name="Taulukko5.B"/>
        <table:table-column table:style-name="Taulukko5.C" table:number-columns-repeated="4"/>
        <table:table-column table:style-name="Taulukko5.G"/>
        <table:table-column table:style-name="Taulukko5.C" table:number-columns-repeated="4"/>
        <table:table-column table:style-name="Taulukko5.G"/>
        <table:table-column table:style-name="Taulukko5.C" table:number-columns-repeated="4"/>
        <table:table-column table:style-name="Taulukko5.G"/>
        <table:table-column table:style-name="Taulukko5.C" table:number-columns-repeated="2"/>
        <table:table-column table:style-name="Taulukko5.T"/>
        <table:table-row>
          <table:table-cell table:style-name="Taulukko5.A1" table:number-rows-spanned="2" office:value-type="string">
            <text:p text:style-name="P17">ID</text:p>
          </table:table-cell>
          <table:table-cell table:style-name="Taulukko5.A1" table:number-rows-spanned="2" office:value-type="string">
            <text:p text:style-name="P17">Task name</text:p>
          </table:table-cell>
          <table:table-cell table:style-name="Taulukko5.A1" table:number-columns-spanned="5" office:value-type="string">
            <text:p text:style-name="P17">2013-1</text:p>
          </table:table-cell>
          <table:covered-table-cell/>
          <table:covered-table-cell/>
          <table:covered-table-cell/>
          <table:covered-table-cell/>
          <table:table-cell table:style-name="Taulukko5.A1" table:number-columns-spanned="4" office:value-type="string">
            <text:p text:style-name="P17">2013-2</text:p>
          </table:table-cell>
          <table:covered-table-cell/>
          <table:covered-table-cell/>
          <table:covered-table-cell/>
          <table:table-cell table:style-name="Taulukko5.A1" table:number-columns-spanned="4" office:value-type="string">
            <text:p text:style-name="P17">2013-3</text:p>
          </table:table-cell>
          <table:covered-table-cell/>
          <table:covered-table-cell/>
          <table:covered-table-cell/>
          <table:table-cell table:style-name="Taulukko5.A1" table:number-columns-spanned="4" office:value-type="string">
            <text:p text:style-name="P17">2013-4</text:p>
          </table:table-cell>
          <table:covered-table-cell/>
          <table:covered-table-cell/>
          <table:covered-table-cell/>
          <table:table-cell table:style-name="Taulukko5.T1" table:number-rows-spanned="2" office:value-type="string">
            <text:p text:style-name="P17">Hours per task 2013</text:p>
          </table:table-cell>
        </table:table-row>
        <table:table-row table:style-name="Taulukko5.2">
          <table:covered-table-cell/>
          <table:covered-table-cell/>
          <table:table-cell table:style-name="Taulukko5.C2" office:value-type="float" office:value="1">
            <text:p text:style-name="P27">1</text:p>
          </table:table-cell>
          <table:table-cell table:style-name="Taulukko5.C2" office:value-type="float" office:value="2">
            <text:p text:style-name="P27">2</text:p>
          </table:table-cell>
          <table:table-cell table:style-name="Taulukko5.C2" office:value-type="float" office:value="3">
            <text:p text:style-name="P27">3</text:p>
          </table:table-cell>
          <table:table-cell table:style-name="Taulukko5.C2" office:value-type="float" office:value="4">
            <text:p text:style-name="P27">4</text:p>
          </table:table-cell>
          <table:table-cell table:style-name="Taulukko5.C2" office:value-type="float" office:value="5">
            <text:p text:style-name="P27">5</text:p>
          </table:table-cell>
          <table:table-cell table:style-name="Taulukko5.C2" office:value-type="float" office:value="6">
            <text:p text:style-name="P27">6</text:p>
          </table:table-cell>
          <table:table-cell table:style-name="Taulukko5.C2" office:value-type="float" office:value="7">
            <text:p text:style-name="P27">7</text:p>
          </table:table-cell>
          <table:table-cell table:style-name="Taulukko5.C2" office:value-type="float" office:value="8">
            <text:p text:style-name="P27">8</text:p>
          </table:table-cell>
          <table:table-cell table:style-name="Taulukko5.C2" office:value-type="float" office:value="9">
            <text:p text:style-name="P27">9</text:p>
          </table:table-cell>
          <table:table-cell table:style-name="Taulukko5.C2" office:value-type="float" office:value="10">
            <text:p text:style-name="P27">10</text:p>
          </table:table-cell>
          <table:table-cell table:style-name="Taulukko5.C2" office:value-type="float" office:value="11">
            <text:p text:style-name="P27">11</text:p>
          </table:table-cell>
          <table:table-cell table:style-name="Taulukko5.C2" office:value-type="float" office:value="12">
            <text:p text:style-name="P27">12</text:p>
          </table:table-cell>
          <table:table-cell table:style-name="Taulukko5.C2" office:value-type="float" office:value="13">
            <text:p text:style-name="P27">13</text:p>
          </table:table-cell>
          <table:table-cell table:style-name="Taulukko5.C2" office:value-type="float" office:value="14">
            <text:p text:style-name="P27">14</text:p>
          </table:table-cell>
          <table:table-cell table:style-name="Taulukko5.C2" office:value-type="float" office:value="15">
            <text:p text:style-name="P27">15</text:p>
          </table:table-cell>
          <table:table-cell table:style-name="Taulukko5.C2" office:value-type="float" office:value="16">
            <text:p text:style-name="P27">16</text:p>
          </table:table-cell>
          <table:table-cell table:style-name="Taulukko5.C2" office:value-type="float" office:value="17">
            <text:p text:style-name="P27">17</text:p>
          </table:table-cell>
          <table:covered-table-cell/>
        </table:table-row>
        <table:table-row table:style-name="Taulukko5.3">
          <table:table-cell table:style-name="Taulukko5.A3" office:value-type="string">
            <text:p text:style-name="P16">T1</text:p>
          </table:table-cell>
          <table:table-cell table:style-name="Taulukko5.A3" office:value-type="string">
            <text:p text:style-name="P14">Functional specification</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T2</text:p>
          </table:table-cell>
          <table:table-cell table:style-name="Taulukko5.A3" office:value-type="string">
            <text:p text:style-name="P14">Technical specification</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T3</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T4</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T5</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
          </table:table-cell>
          <table:table-cell table:style-name="Taulukko5.A3" office:value-type="string">
            <text:p text:style-name="P19">Hours per week</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
          </table:table-cell>
          <table:table-cell table:style-name="Taulukko5.A3" office:value-type="string">
            <text:p text:style-name="P22">Deliverables</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
          </table:table-cell>
          <table:table-cell table:style-name="Taulukko5.A3" office:value-type="string">
            <text:p text:style-name="P14">Meetings</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
      <text:p text:style-name="Standard"/>
      <text:p text:style-name="Text_20_body">Legend Table X.X.</text:p>
      <table:table table:name="Taulukko4" table:style-name="Taulukko4">
        <table:table-column table:style-name="Taulukko4.A"/>
        <table:table-column table:style-name="Taulukko4.B"/>
        <table:table-column table:style-name="Taulukko4.C"/>
        <table:table-column table:style-name="Taulukko4.D"/>
        <table:table-row>
          <table:table-cell table:style-name="Taulukko4.A1" table:number-columns-spanned="4" office:value-type="string">
            <text:p text:style-name="P17">LEGEND</text:p>
          </table:table-cell>
          <table:covered-table-cell/>
          <table:covered-table-cell/>
          <table:covered-table-cell/>
        </table:table-row>
        <table:table-row>
          <table:table-cell table:style-name="Taulukko4.A2" office:value-type="string">
            <text:p text:style-name="P17">ID</text:p>
          </table:table-cell>
          <table:table-cell table:style-name="Taulukko4.A2" office:value-type="string">
            <text:p text:style-name="P17">Meetings/Reviews</text:p>
          </table:table-cell>
          <table:table-cell table:style-name="Taulukko4.A2" office:value-type="string">
            <text:p text:style-name="P17">Attendance</text:p>
          </table:table-cell>
          <table:table-cell table:style-name="Taulukko4.D2" office:value-type="string">
            <text:p text:style-name="P17">Notes</text:p>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P17">ID</text:p>
          </table:table-cell>
          <table:table-cell table:style-name="Taulukko4.A2" office:value-type="string">
            <text:p text:style-name="P17">Deliverable name</text:p>
          </table:table-cell>
          <table:table-cell table:style-name="Taulukko4.A2" office:value-type="string">
            <text:p text:style-name="P17">Delivery recipients</text:p>
          </table:table-cell>
          <table:table-cell table:style-name="Taulukko4.D2" office:value-type="string">
            <text:p text:style-name="P17">Notes</text:p>
          </table:table-cell>
        </table:table-row>
        <table:table-row>
          <table:table-cell table:style-name="Taulukko4.A2" office:value-type="string">
            <text:p text:style-name="P14">D1</text:p>
          </table:table-cell>
          <table:table-cell table:style-name="Taulukko4.A2" office:value-type="string">
            <text:p text:style-name="P14">Functional specification</text:p>
          </table:table-cell>
          <table:table-cell table:style-name="Taulukko4.A2" office:value-type="string">
            <text:p text:style-name="P16">Client, assistant</text:p>
          </table:table-cell>
          <table:table-cell table:style-name="Taulukko4.D2" office:value-type="string">
            <text:p text:style-name="Table_20_Contents"/>
          </table:table-cell>
        </table:table-row>
        <table:table-row>
          <table:table-cell table:style-name="Taulukko4.A2" office:value-type="string">
            <text:p text:style-name="P14">D2</text:p>
          </table:table-cell>
          <table:table-cell table:style-name="Taulukko4.A2" office:value-type="string">
            <text:p text:style-name="P14">Technical specification</text:p>
          </table:table-cell>
          <table:table-cell table:style-name="Taulukko4.A2" office:value-type="string">
            <text:p text:style-name="P16">Client, assistant</text:p>
          </table:table-cell>
          <table:table-cell table:style-name="Taulukko4.D2" office:value-type="string">
            <text:p text:style-name="Table_20_Contents"/>
          </table:table-cell>
        </table:table-row>
        <table:table-row>
          <table:table-cell table:style-name="Taulukko4.A2" office:value-type="string">
            <text:p text:style-name="P14">C1</text:p>
          </table:table-cell>
          <table:table-cell table:style-name="Taulukko4.A2" office:value-type="string">
            <text:p text:style-name="P15">Qt implementation of the tool</text:p>
          </table:table-cell>
          <table:table-cell table:style-name="Taulukko4.A2" office:value-type="string">
            <text:p text:style-name="P16">Client</text:p>
          </table:table-cell>
          <table:table-cell table:style-name="Taulukko4.D2" office:value-type="string">
            <text:p text:style-name="Table_20_Contents"/>
          </table:table-cell>
        </table:table-row>
        <table:table-row>
          <table:table-cell table:style-name="Taulukko4.A2" office:value-type="string">
            <text:p text:style-name="P14">FR</text:p>
          </table:table-cell>
          <table:table-cell table:style-name="Taulukko4.A2" office:value-type="string">
            <text:p text:style-name="P14">Final report</text:p>
          </table:table-cell>
          <table:table-cell table:style-name="Taulukko4.A2" office:value-type="string">
            <text:p text:style-name="P16">Client, assistant</text:p>
          </table:table-cell>
          <table:table-cell table:style-name="Taulukko4.D2" office:value-type="string">
            <text:p text:style-name="Table_20_Contents"/>
          </table:table-cell>
        </table:table-row>
        <table:table-row>
          <table:table-cell table:style-name="Taulukko4.A2" office:value-type="string">
            <text:p text:style-name="P14">M1</text:p>
            <text:p text:style-name="P14">M2</text:p>
            <text:p text:style-name="P14">M3</text:p>
          </table:table-cell>
          <table:table-cell table:style-name="Taulukko4.A2" office:value-type="string">
            <text:p text:style-name="P14">Monthly status reports 2012 (Oct, Nov, Dec)</text:p>
          </table:table-cell>
          <table:table-cell table:style-name="Taulukko4.A2" office:value-type="string">
            <text:p text:style-name="P16">Assistant</text:p>
          </table:table-cell>
          <table:table-cell table:style-name="Taulukko4.D2" office:value-type="string">
            <text:p text:style-name="Table_20_Contents"/>
          </table:table-cell>
        </table:table-row>
        <table:table-row>
          <table:table-cell table:style-name="Taulukko4.A2" office:value-type="string">
            <text:p text:style-name="P14">M4</text:p>
            <text:p text:style-name="P14">M5</text:p>
            <text:p text:style-name="P14">M6</text:p>
          </table:table-cell>
          <table:table-cell table:style-name="Taulukko4.A2" office:value-type="string">
            <text:p text:style-name="P14">Monthly status reports 2013 (Jan, Feb, Mar)</text:p>
          </table:table-cell>
          <table:table-cell table:style-name="Taulukko4.A2" office:value-type="string">
            <text:p text:style-name="P16">Assistant</text:p>
          </table:table-cell>
          <table:table-cell table:style-name="Taulukko4.D2" office:value-type="string">
            <text:p text:style-name="Table_20_Contents"/>
          </table:table-cell>
        </table:table-row>
        <table:table-row>
          <table:table-cell table:style-name="Taulukko4.A2" office:value-type="string">
            <text:p text:style-name="P14">P1</text:p>
          </table:table-cell>
          <table:table-cell table:style-name="Taulukko4.A2" office:value-type="string">
            <text:p text:style-name="P14">Project plan presentation</text:p>
          </table:table-cell>
          <table:table-cell table:style-name="Taulukko4.A2" office:value-type="string">
            <text:p text:style-name="P16">Seminar</text:p>
          </table:table-cell>
          <table:table-cell table:style-name="Taulukko4.D2" office:value-type="string">
            <text:p text:style-name="Table_20_Contents"/>
          </table:table-cell>
        </table:table-row>
        <table:table-row>
          <table:table-cell table:style-name="Taulukko4.A2" office:value-type="string">
            <text:p text:style-name="P14">P2</text:p>
          </table:table-cell>
          <table:table-cell table:style-name="Taulukko4.A2" office:value-type="string">
            <text:p text:style-name="P15">Final report presentation and live <text:soft-page-break/>demonstration</text:p>
          </table:table-cell>
          <table:table-cell table:style-name="Taulukko4.A2" office:value-type="string">
            <text:p text:style-name="P16">Seminar</text:p>
          </table:table-cell>
          <table:table-cell table:style-name="Taulukko4.D2" office:value-type="string">
            <text:p text:style-name="Table_20_Contents"/>
          </table:table-cell>
        </table:table-row>
      </table:table>
      <text:p text:style-name="Text_20_body"/>
      <text:p text:style-name="Text_20_body"/>
      <text:h text:style-name="Heading_20_1" text:outline-level="1"><text:s/><text:tab/>Budget</text:h>
      <text:p text:style-name="P10"/>
      <text:p text:style-name="Sisennetty_20_teksti">Table X.X summarizes the costs structure.</text:p>
      <text:p text:style-name="Sisennetty_20_teksti"/>
      <table:table table:name="Taulukko8" table:style-name="Taulukko8">
        <table:table-column table:style-name="Taulukko8.A"/>
        <table:table-column table:style-name="Taulukko8.B"/>
        <table:table-column table:style-name="Taulukko8.C"/>
        <table:table-row>
          <table:table-cell table:style-name="Taulukko8.A1" office:value-type="string">
            <text:p text:style-name="P18">Cost type</text:p>
          </table:table-cell>
          <table:table-cell table:style-name="Taulukko8.A1" office:value-type="string">
            <text:p text:style-name="P18">Monthly cost</text:p>
          </table:table-cell>
          <table:table-cell table:style-name="Taulukko8.C1" office:value-type="string">
            <text:p text:style-name="P18">Total cost</text:p>
          </table:table-cell>
        </table:table-row>
        <table:table-row>
          <table:table-cell table:style-name="Taulukko8.A2" office:value-type="string">
            <text:p text:style-name="P21">Personnel salary</text:p>
          </table:table-cell>
          <table:table-cell table:style-name="Taulukko8.A2" office:value-type="string">
            <text:p text:style-name="P26"/>
          </table:table-cell>
          <table:table-cell table:style-name="Taulukko8.C2" office:value-type="string">
            <text:p text:style-name="P26"/>
          </table:table-cell>
        </table:table-row>
        <table:table-row>
          <table:table-cell table:style-name="Taulukko8.A2" office:value-type="string">
            <text:p text:style-name="P26">XX</text:p>
          </table:table-cell>
          <table:table-cell table:style-name="Taulukko8.A2" office:value-type="string">
            <text:p text:style-name="P26"/>
          </table:table-cell>
          <table:table-cell table:style-name="Taulukko8.C2" office:value-type="string">
            <text:p text:style-name="P26"/>
          </table:table-cell>
        </table:table-row>
        <table:table-row>
          <table:table-cell table:style-name="Taulukko8.A2" office:value-type="string">
            <text:p text:style-name="P16">Other costs</text:p>
          </table:table-cell>
          <table:table-cell table:style-name="Taulukko8.A2" office:value-type="string">
            <text:p text:style-name="P26"/>
          </table:table-cell>
          <table:table-cell table:style-name="Taulukko8.C2" office:value-type="string">
            <text:p text:style-name="P26"/>
          </table:table-cell>
        </table:table-row>
        <table:table-row>
          <table:table-cell table:style-name="Taulukko8.A2" office:value-type="string">
            <text:p text:style-name="P18">Total Costs</text:p>
          </table:table-cell>
          <table:table-cell table:style-name="Taulukko8.A2" office:value-type="string">
            <text:p text:style-name="P26"/>
          </table:table-cell>
          <table:table-cell table:style-name="Taulukko8.C2" office:value-type="string">
            <text:p text:style-name="P26"/>
          </table:table-cell>
        </table:table-row>
      </table:table>
      <text:p text:style-name="Sisennetty_20_teksti"/>
      <text:h text:style-name="Heading_20_2" text:outline-level="2"><text:s/><text:tab/>Cost Allocation</text:h>
      <text:p text:style-name="Text_20_body">Cost of each task is given in table X.X</text:p>
      <table:table table:name="Taulukko9" table:style-name="Taulukko9">
        <table:table-column table:style-name="Taulukko9.A"/>
        <table:table-column table:style-name="Taulukko9.B"/>
        <table:table-column table:style-name="Taulukko9.C"/>
        <table:table-row>
          <table:table-cell table:style-name="Taulukko9.A1" office:value-type="string">
            <text:p text:style-name="P17">ID</text:p>
          </table:table-cell>
          <table:table-cell table:style-name="Taulukko9.A1" office:value-type="string">
            <text:p text:style-name="P17">Task name</text:p>
          </table:table-cell>
          <table:table-cell table:style-name="Taulukko9.C1" office:value-type="string">
            <text:p text:style-name="P17">Cost of Task</text:p>
          </table:table-cell>
        </table:table-row>
        <table:table-row>
          <table:table-cell table:style-name="Taulukko9.A2" office:value-type="string">
            <text:p text:style-name="P16">T1</text:p>
          </table:table-cell>
          <table:table-cell table:style-name="Taulukko9.A2" office:value-type="string">
            <text:p text:style-name="P15">Functional specification</text:p>
          </table:table-cell>
          <table:table-cell table:style-name="Taulukko9.C2" office:value-type="string">
            <text:p text:style-name="P14"/>
          </table:table-cell>
        </table:table-row>
        <table:table-row>
          <table:table-cell table:style-name="Taulukko9.A2" office:value-type="string">
            <text:p text:style-name="P16">T2</text:p>
          </table:table-cell>
          <table:table-cell table:style-name="Taulukko9.A2" office:value-type="string">
            <text:p text:style-name="P15">Technical specification</text:p>
          </table:table-cell>
          <table:table-cell table:style-name="Taulukko9.C2" office:value-type="string">
            <text:p text:style-name="P14"/>
          </table:table-cell>
        </table:table-row>
        <table:table-row>
          <table:table-cell table:style-name="Taulukko9.A2" office:value-type="string">
            <text:p text:style-name="P16"/>
          </table:table-cell>
          <table:table-cell table:style-name="Taulukko9.A2" office:value-type="string">
            <text:p text:style-name="P15"/>
          </table:table-cell>
          <table:table-cell table:style-name="Taulukko9.C2" office:value-type="string">
            <text:p text:style-name="P14"/>
          </table:table-cell>
        </table:table-row>
        <table:table-row>
          <table:table-cell table:style-name="Taulukko9.A2" office:value-type="string">
            <text:p text:style-name="P16"/>
          </table:table-cell>
          <table:table-cell table:style-name="Taulukko9.A2" office:value-type="string">
            <text:p text:style-name="P15"/>
          </table:table-cell>
          <table:table-cell table:style-name="Taulukko9.C2" office:value-type="string">
            <text:p text:style-name="P14"/>
          </table:table-cell>
        </table:table-row>
        <table:table-row>
          <table:table-cell table:style-name="Taulukko9.A2" office:value-type="string">
            <text:p text:style-name="P16">TXX</text:p>
          </table:table-cell>
          <table:table-cell table:style-name="Taulukko9.A2" office:value-type="string">
            <text:p text:style-name="P15">Optional features implementation</text:p>
          </table:table-cell>
          <table:table-cell table:style-name="Taulukko9.C2" office:value-type="string">
            <text:p text:style-name="P14"/>
          </table:table-cell>
        </table:table-row>
        <table:table-row>
          <table:table-cell table:style-name="Taulukko9.A2" office:value-type="string">
            <text:p text:style-name="P16">TXX</text:p>
          </table:table-cell>
          <table:table-cell table:style-name="Taulukko9.A2" office:value-type="string">
            <text:p text:style-name="P15">Reporting (status, docs, final report, presentations, meetings)</text:p>
          </table:table-cell>
          <table:table-cell table:style-name="Taulukko9.C2" office:value-type="string">
            <text:p text:style-name="P14"/>
          </table:table-cell>
        </table:table-row>
        <table:table-row>
          <table:table-cell table:style-name="Taulukko9.A2" office:value-type="string">
            <text:p text:style-name="P14"/>
          </table:table-cell>
          <table:table-cell table:style-name="Taulukko9.A2" office:value-type="string">
            <text:p text:style-name="P14"/>
          </table:table-cell>
          <table:table-cell table:style-name="Taulukko9.C2" office:value-type="string">
            <text:p text:style-name="P14"/>
          </table:table-cell>
        </table:table-row>
      </table:table>
      <text:p text:style-name="P5"/>
      <text:h text:style-name="Heading_20_2" text:outline-level="2"><text:s/><text:tab/>Funding</text:h>
      <text:p text:style-name="Text_20_body">Funding for the project comes from Tampere University of Technology.</text:p>
      <text:h text:style-name="Heading_20_1" text:outline-level="1"><text:s/><text:tab/>Project Management</text:h>
      <text:p text:style-name="Sisennetty_20_teksti"/>
      <text:h text:style-name="Heading_20_2" text:outline-level="2"><text:s/><text:tab/>Project Management 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3">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Meeting Plan with the Project Staff</text:h>
      <text:p text:style-name="Text_20_body">TODO Joni-Matti</text:p>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ext:soft-page-break/>
        <table:table-row>
          <table:table-cell table:style-name="Table2.A1" office:value-type="string">
            <text:p text:style-name="P24">Strengths</text:p>
            <text:list xml:id="list30300234" text:style-name="L4">
              <text:list-item>
                <text:p text:style-name="P37">Joni-Matti is a part of the original Kactus2 team</text:p>
              </text:list-item>
              <text:list-item>
                <text:p text:style-name="P37">Joni-Matti has experience in other projects and project management</text:p>
              </text:list-item>
              <text:list-item>
                <text:p text:style-name="P37">All members have experience in C++</text:p>
              </text:list-item>
              <text:list-item>
                <text:p text:style-name="P37">The project topic is quite simple and does not require too much special skills</text:p>
              </text:list-item>
            </text:list>
          </table:table-cell>
          <table:table-cell table:style-name="Table2.B1" office:value-type="string">
            <text:p text:style-name="P24">Weaknesses</text:p>
            <text:list xml:id="list30288532" text:continue-numbering="true" text:style-name="L4">
              <text:list-item>
                <text:p text:style-name="P37">Two members of the project group have only basic experience in Qt</text:p>
              </text:list-item>
            </text:list>
          </table:table-cell>
        </table:table-row>
        <table:table-row>
          <table:table-cell table:style-name="Table2.A2" office:value-type="string">
            <text:p text:style-name="P24">Opportunities</text:p>
            <text:list xml:id="list30291964" text:continue-numbering="true" text:style-name="L4">
              <text:list-item>
                <text:p text:style-name="P37">All team members learn new skills in project management and Qt development</text:p>
              </text:list-item>
              <text:list-item>
                <text:p text:style-name="P37">If Kactus2 becomes popular, the dependency analysis tool will be well-known and used by many</text:p>
              </text:list-item>
            </text:list>
          </table:table-cell>
          <table:table-cell table:style-name="Table2.B2" office:value-type="string">
            <text:p text:style-name="P24">Threats</text:p>
            <text:list xml:id="list30283851" text:continue-numbering="true" text:style-name="L4">
              <text:list-item>
                <text:p text:style-name="P37">Joni-Matti has multiple ongoing projects at the moment</text:p>
              </text:list-item>
            </text:list>
          </table:table-cell>
        </table:table-row>
      </table:table>
      <text:p text:style-name="Text_20_body"/>
      <text:p text:style-name="Text_20_body">TODO Joni-Matti:</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30280793" text:style-name="L5">
        <text:list-item>
          <text:p text:style-name="P35">The dependency analysis tool is complete and fully integrated with Kactus2</text:p>
        </text:list-item>
        <text:list-item>
          <text:p text:style-name="P35">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oft-page-break/><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text:tab/>Expected Credit Units</text:h>
      <text:p text:style-name="Text_20_body">Taking the project size into account, the expected credit units are determined to be XX cp.</text:p>
      <text:p text:style-name="Text_20_body"/>
      <text:h text:style-name="Heading_20_1" text:outline-level="1"><text:s/><text:tab/>References</text:h>
      <text:p text:style-name="Sisennetty_20_teksti"/>
      <text:p text:style-name="Sisennetty_20_teksti"/>
      <text:p text:style-name="Sisennetty_20_teksti"/>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7</text:p>
      </style:header>
      <style:footer>
        <text:p text:style-name="Footer">Modified: <text:modification-date style:data-style-name="N84">2012-11-09</text:modification-date><text:tab/><text:tab/><text:page-number text:select-page="current">24</text:page-number>/<text:page-count style:num-format="1">24</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HYTT dokumenttirunko</dc:title>
    <meta:initial-creator>Markus Makkonen</meta:initial-creator>
    <meta:creation-date>2007-06-27T15:15:40</meta:creation-date>
    <dc:date>2012-11-09T10:15:36.96</dc:date>
    <dc:language>fi-FI</dc:language>
    <meta:editing-cycles>228</meta:editing-cycles>
    <meta:editing-duration>PT10H27M27S</meta:editing-duration>
    <meta:document-statistic meta:table-count="12" meta:image-count="0" meta:object-count="0" meta:page-count="24" meta:paragraph-count="534" meta:word-count="3175" meta:character-count="19852"/>
    <meta:user-defined meta:name="Info 1"/>
    <meta:user-defined meta:name="Info 2"/>
    <meta:user-defined meta:name="Info 3"/>
    <meta:user-defined meta:name="Info 4"/>
  </office:meta>
</office:document-meta>
</file>